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9638*"/>
    </style:style>
    <style:style style:name="Table1.A1" style:family="table-cell">
      <style:table-cell-properties style:vertical-align="middle"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6.6931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6.6931in" style:rel-column-width="9638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6.6931in" style:rel-column-width="65535*"/>
    </style:style>
    <style:style style:name="Table23.1" style:family="table-row">
      <style:table-row-properties style:min-row-height="2.0597in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6.6931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6.6931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6.6931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6.6931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6.6931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6.6931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6.6931in" style:rel-column-width="65535*"/>
    </style:style>
    <style:style style:name="Table30.A1" style:family="table-cell">
      <style:table-cell-properties fo:padding="0.0382in" fo:border="0.05pt solid #000000"/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6.6931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6.6931in" style:rel-column-width="65535*"/>
    </style:style>
    <style:style style:name="Table32.A1" style:family="table-cell">
      <style:table-cell-properties fo:padding="0.0382in" fo:border="0.05pt solid #000000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6.6931in" style:rel-column-width="65535*"/>
    </style:style>
    <style:style style:name="Table33.A1" style:family="table-cell">
      <style:table-cell-properties fo:padding="0.0382in" fo:border="0.05pt solid #000000"/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6.6931in" style:rel-column-width="65535*"/>
    </style:style>
    <style:style style:name="Table34.A1" style:family="table-cell">
      <style:table-cell-properties fo:padding="0.0382in" fo:border="0.05pt solid #000000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6.6931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6.6931in" style:rel-column-width="65535*"/>
    </style:style>
    <style:style style:name="Table36.A1" style:family="table-cell">
      <style:table-cell-properties fo:padding="0.0382in" fo:border="0.05pt solid #000000"/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6.6931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6.6931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6.6931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6.6931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6.6931in" table:align="margins"/>
    </style:style>
    <style:style style:name="Table41.A" style:family="table-column">
      <style:table-column-properties style:column-width="6.6931in" style:rel-column-width="65535*"/>
    </style:style>
    <style:style style:name="Table41.A1" style:family="table-cell">
      <style:table-cell-properties fo:padding="0.0382in" fo:border="0.05pt solid #000000"/>
    </style:style>
    <style:style style:name="Table42" style:family="table">
      <style:table-properties style:width="6.6931in" table:align="margins"/>
    </style:style>
    <style:style style:name="Table42.A" style:family="table-column">
      <style:table-column-properties style:column-width="6.6931in" style:rel-column-width="65535*"/>
    </style:style>
    <style:style style:name="Table4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b304" officeooo:paragraph-rsid="000eb30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0pt" officeooo:rsid="000eb304" officeooo:paragraph-rsid="000eb304" style:font-size-asian="10pt" style:font-size-complex="10pt"/>
    </style:style>
    <style:style style:name="P3" style:family="paragraph" style:parent-style-name="Standard">
      <style:text-properties fo:font-size="10pt" officeooo:rsid="000eb304" officeooo:paragraph-rsid="002b171d" style:font-size-asian="10pt" style:font-size-complex="10pt"/>
    </style:style>
    <style:style style:name="P4" style:family="paragraph" style:parent-style-name="Standard">
      <style:text-properties fo:font-size="10pt" officeooo:rsid="000f963b" officeooo:paragraph-rsid="000f963b" style:font-size-asian="10pt" style:font-size-complex="10pt"/>
    </style:style>
    <style:style style:name="P5" style:family="paragraph" style:parent-style-name="Standard">
      <style:text-properties fo:font-size="10pt" officeooo:rsid="00120128" officeooo:paragraph-rsid="00120128" style:font-size-asian="10pt" style:font-size-complex="10pt"/>
    </style:style>
    <style:style style:name="P6" style:family="paragraph" style:parent-style-name="Standard">
      <style:text-properties fo:font-size="10pt" officeooo:rsid="00122a36" officeooo:paragraph-rsid="00122a36" style:font-size-asian="10pt" style:font-size-complex="10pt"/>
    </style:style>
    <style:style style:name="P7" style:family="paragraph" style:parent-style-name="Standard">
      <style:text-properties fo:font-size="10pt" officeooo:rsid="00138715" officeooo:paragraph-rsid="00138715" style:font-size-asian="10pt" style:font-size-complex="10pt"/>
    </style:style>
    <style:style style:name="P8" style:family="paragraph" style:parent-style-name="Standard">
      <style:text-properties fo:font-size="10pt" officeooo:rsid="0014e02b" officeooo:paragraph-rsid="0014e02b" style:font-size-asian="10pt" style:font-size-complex="10pt"/>
    </style:style>
    <style:style style:name="P9" style:family="paragraph" style:parent-style-name="Standard">
      <style:text-properties fo:font-size="10pt" fo:font-weight="bold" officeooo:rsid="000f963b" officeooo:paragraph-rsid="000f963b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0f963b" officeooo:paragraph-rsid="00164f1a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0f963b" officeooo:paragraph-rsid="001bc6d2" fo:background-color="#ffffff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f963b" officeooo:paragraph-rsid="002ca493" fo:background-color="#ffffff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4bda27" officeooo:paragraph-rsid="004bda27" fo:background-color="#ffffff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4bda27" officeooo:paragraph-rsid="005bd272" fo:background-color="#ffffff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fo:font-weight="bold" officeooo:rsid="004bda27" officeooo:paragraph-rsid="005e87a2" fo:background-color="#ffffff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font-weight="bold" officeooo:rsid="004bda27" officeooo:paragraph-rsid="0060bd3d" fo:background-color="#ffffff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weight="bold" officeooo:rsid="004d1e18" officeooo:paragraph-rsid="004d1e18" fo:background-color="#ffffff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4ecbbf" officeooo:paragraph-rsid="004ecbbf" fo:background-color="#ffffff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521e9d" officeooo:paragraph-rsid="00521e9d" fo:background-color="#ffffff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bold" officeooo:rsid="00535144" officeooo:paragraph-rsid="00535144" fo:background-color="#ffffff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font-weight="bold" officeooo:rsid="005644da" officeooo:paragraph-rsid="005644da" fo:background-color="#ffffff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rsid="0056eb79" officeooo:paragraph-rsid="0056eb79" fo:background-color="#ffffff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fo:font-weight="bold" officeooo:rsid="005762d6" officeooo:paragraph-rsid="005762d6" fo:background-color="#ffffff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fo:font-weight="bold" officeooo:rsid="0057c089" officeooo:paragraph-rsid="0057c089" fo:background-color="#ffffff" style:font-size-asian="10pt" style:font-weight-asian="bold" style:font-size-complex="10pt" style:font-weight-complex="bold"/>
    </style:style>
    <style:style style:name="P25" style:family="paragraph" style:parent-style-name="Standard">
      <style:text-properties fo:font-size="10pt" fo:font-weight="bold" officeooo:rsid="005ad989" officeooo:paragraph-rsid="005ad989" fo:background-color="#ffffff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font-weight="bold" officeooo:rsid="005b3503" officeooo:paragraph-rsid="005b3503" fo:background-color="#ffffff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ize="10pt" fo:font-weight="bold" officeooo:rsid="006a1857" officeooo:paragraph-rsid="006a1857" fo:background-color="#ffffff" style:font-size-asian="10pt" style:font-weight-asian="bold" style:font-size-complex="10pt" style:font-weight-complex="bold"/>
    </style:style>
    <style:style style:name="P28" style:family="paragraph" style:parent-style-name="Standard">
      <style:text-properties fo:font-size="10pt" fo:font-weight="bold" officeooo:rsid="006a1857" officeooo:paragraph-rsid="006bf4ee" fo:background-color="#ffffff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fo:font-weight="bold" officeooo:rsid="006bf4ee" officeooo:paragraph-rsid="006bf4ee" fo:background-color="#ffffff" style:font-size-asian="10pt" style:font-weight-asian="bold" style:font-size-complex="10pt" style:font-weight-complex="bold"/>
    </style:style>
    <style:style style:name="P30" style:family="paragraph" style:parent-style-name="Standard">
      <style:text-properties fo:font-size="10pt" fo:font-weight="bold" officeooo:rsid="006d221a" officeooo:paragraph-rsid="006d221a" fo:background-color="#ffffff" style:font-size-asian="10pt" style:font-weight-asian="bold" style:font-size-complex="10pt" style:font-weight-complex="bold"/>
    </style:style>
    <style:style style:name="P31" style:family="paragraph" style:parent-style-name="Standard">
      <style:text-properties fo:font-size="10pt" fo:font-weight="bold" officeooo:rsid="006e1a9f" officeooo:paragraph-rsid="006e1a9f" fo:background-color="#ffffff" style:font-size-asian="10pt" style:font-weight-asian="bold" style:font-size-complex="10pt" style:font-weight-complex="bold"/>
    </style:style>
    <style:style style:name="P32" style:family="paragraph" style:parent-style-name="Standard">
      <style:text-properties fo:font-size="10pt" fo:font-weight="bold" officeooo:rsid="006f04ca" officeooo:paragraph-rsid="006f04ca" fo:background-color="#ffffff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710596" officeooo:paragraph-rsid="00710596" fo:background-color="#ffffff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fo:font-weight="bold" officeooo:rsid="00710596" officeooo:paragraph-rsid="00727900" fo:background-color="#ffffff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bold" officeooo:rsid="00738a90" officeooo:paragraph-rsid="00738a90" fo:background-color="#ffffff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746320" officeooo:paragraph-rsid="00746320" fo:background-color="#ffffff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761609" officeooo:paragraph-rsid="00761609" fo:background-color="#ffffff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fo:font-weight="bold" officeooo:rsid="0077c81e" officeooo:paragraph-rsid="0077c81e" fo:background-color="#ffffff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fo:font-weight="bold" officeooo:rsid="007c3750" officeooo:paragraph-rsid="007c3750" fo:background-color="#ffffff" style:font-size-asian="10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bold" officeooo:rsid="007dc4ee" officeooo:paragraph-rsid="007edff1" fo:background-color="#ffffff" style:font-size-asian="10pt" style:font-weight-asian="bold" style:font-size-complex="10pt" style:font-weight-complex="bold"/>
    </style:style>
    <style:style style:name="P41" style:family="paragraph" style:parent-style-name="Standard">
      <style:text-properties fo:font-size="10pt" fo:font-weight="bold" officeooo:rsid="008065a7" officeooo:paragraph-rsid="008065a7" fo:background-color="#ffffff" style:font-size-asian="10pt" style:font-weight-asian="bold" style:font-size-complex="10pt" style:font-weight-complex="bold"/>
    </style:style>
    <style:style style:name="P42" style:family="paragraph" style:parent-style-name="Standard">
      <style:text-properties fo:font-size="10pt" fo:font-weight="bold" officeooo:rsid="008065a7" officeooo:paragraph-rsid="0082d07e" fo:background-color="#ffffff" style:font-size-asian="10pt" style:font-weight-asian="bold" style:font-size-complex="10pt" style:font-weight-complex="bold"/>
    </style:style>
    <style:style style:name="P43" style:family="paragraph" style:parent-style-name="Standard">
      <style:text-properties fo:font-size="10pt" fo:font-weight="bold" officeooo:rsid="00843905" officeooo:paragraph-rsid="00843905" fo:background-color="#ffffff" style:font-size-asian="10pt" style:font-weight-asian="bold" style:font-size-complex="10pt" style:font-weight-complex="bold"/>
    </style:style>
    <style:style style:name="P44" style:family="paragraph" style:parent-style-name="Standard">
      <style:text-properties fo:font-size="10pt" fo:font-weight="normal" officeooo:rsid="00164f1a" officeooo:paragraph-rsid="00164f1a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164f1a" officeooo:paragraph-rsid="00170117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164f1a" officeooo:paragraph-rsid="00171993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normal" officeooo:rsid="00170117" officeooo:paragraph-rsid="00170117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size="10pt" fo:font-weight="normal" officeooo:rsid="00171993" officeooo:paragraph-rsid="00171993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fo:font-weight="normal" officeooo:rsid="001a3712" officeooo:paragraph-rsid="001a3712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fo:font-weight="normal" officeooo:rsid="001f3111" officeooo:paragraph-rsid="001f3111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fo:font-weight="normal" officeooo:rsid="0020d3a3" officeooo:paragraph-rsid="0020d3a3" style:font-size-asian="10pt" style:font-weight-asian="normal" style:font-size-complex="10pt" style:font-weight-complex="normal"/>
    </style:style>
    <style:style style:name="P52" style:family="paragraph" style:parent-style-name="Standard">
      <style:text-properties fo:font-size="10pt" fo:font-weight="normal" officeooo:rsid="0021bb9c" officeooo:paragraph-rsid="0021bb9c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fo:font-weight="normal" officeooo:rsid="0023e32b" officeooo:paragraph-rsid="0023e32b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fo:font-weight="normal" officeooo:rsid="00259cd6" officeooo:paragraph-rsid="00259cd6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0pt" fo:font-weight="normal" officeooo:rsid="0025b8af" officeooo:paragraph-rsid="0025b8af" style:font-size-asian="10pt" style:font-weight-asian="normal" style:font-size-complex="10pt" style:font-weight-complex="normal"/>
    </style:style>
    <style:style style:name="P56" style:family="paragraph" style:parent-style-name="Standard">
      <style:text-properties fo:font-size="10pt" fo:font-weight="normal" officeooo:rsid="0025b6e0" officeooo:paragraph-rsid="0025b8af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size="10pt" fo:font-weight="normal" officeooo:rsid="0025ff04" officeooo:paragraph-rsid="0025ff04" style:font-size-asian="10pt" style:font-weight-asian="normal" style:font-size-complex="10pt" style:font-weight-complex="normal"/>
    </style:style>
    <style:style style:name="P58" style:family="paragraph" style:parent-style-name="Standard">
      <style:text-properties fo:font-size="10pt" fo:font-weight="normal" officeooo:rsid="00260cf2" officeooo:paragraph-rsid="00260cf2" style:font-size-asian="10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rsid="0027ebd9" officeooo:paragraph-rsid="0027ebd9" style:font-size-asian="10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rsid="001a3712" officeooo:paragraph-rsid="001a3712" fo:background-color="#ffff00" style:font-size-asian="10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rsid="001bc6d2" officeooo:paragraph-rsid="001bc6d2" fo:background-color="#ffffff" style:font-size-asian="10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normal" officeooo:rsid="001a3712" officeooo:paragraph-rsid="001db956" fo:background-color="#ffffff" style:font-size-asian="10pt" style:font-weight-asian="normal" style:font-size-complex="10pt" style:font-weight-complex="normal"/>
    </style:style>
    <style:style style:name="P63" style:family="paragraph" style:parent-style-name="Standard">
      <style:text-properties fo:font-size="10pt" fo:font-weight="normal" officeooo:rsid="002d27c3" officeooo:paragraph-rsid="002d27c3" fo:background-color="#ffffff" style:font-size-asian="10pt" style:font-weight-asian="normal" style:font-size-complex="10pt" style:font-weight-complex="normal"/>
    </style:style>
    <style:style style:name="P64" style:family="paragraph" style:parent-style-name="Standard">
      <style:text-properties fo:font-size="10pt" fo:font-weight="normal" officeooo:rsid="002eb856" officeooo:paragraph-rsid="002eb856" fo:background-color="#ffffff" style:font-size-asian="10pt" style:font-weight-asian="normal" style:font-size-complex="10pt" style:font-weight-complex="normal"/>
    </style:style>
    <style:style style:name="P65" style:family="paragraph" style:parent-style-name="Standard">
      <style:text-properties fo:font-size="10pt" fo:font-weight="normal" officeooo:rsid="00307a4c" officeooo:paragraph-rsid="00307a4c" fo:background-color="#ffffff" style:font-size-asian="10pt" style:font-weight-asian="normal" style:font-size-complex="10pt" style:font-weight-complex="normal"/>
    </style:style>
    <style:style style:name="P66" style:family="paragraph" style:parent-style-name="Standard">
      <style:text-properties fo:font-size="10pt" fo:font-weight="normal" officeooo:rsid="00319942" officeooo:paragraph-rsid="00319942" fo:background-color="#ffffff" style:font-size-asian="10pt" style:font-weight-asian="normal" style:font-size-complex="10pt" style:font-weight-complex="normal"/>
    </style:style>
    <style:style style:name="P67" style:family="paragraph" style:parent-style-name="Standard">
      <style:text-properties fo:font-size="10pt" fo:font-weight="normal" officeooo:rsid="0034ce42" officeooo:paragraph-rsid="0034ce42" fo:background-color="#ffffff" style:font-size-asian="10pt" style:font-weight-asian="normal" style:font-size-complex="10pt" style:font-weight-complex="normal"/>
    </style:style>
    <style:style style:name="P68" style:family="paragraph" style:parent-style-name="Standard">
      <style:text-properties fo:font-size="10pt" fo:font-weight="normal" officeooo:rsid="0035b3fb" officeooo:paragraph-rsid="0035b3fb" fo:background-color="#ffffff" style:font-size-asian="10pt" style:font-weight-asian="normal" style:font-size-complex="10pt" style:font-weight-complex="normal"/>
    </style:style>
    <style:style style:name="P69" style:family="paragraph" style:parent-style-name="Standard">
      <style:text-properties fo:font-size="10pt" fo:font-weight="normal" officeooo:rsid="00376ea7" officeooo:paragraph-rsid="00376ea7" fo:background-color="#ffffff" style:font-size-asian="10pt" style:font-weight-asian="normal" style:font-size-complex="10pt" style:font-weight-complex="normal"/>
    </style:style>
    <style:style style:name="P70" style:family="paragraph" style:parent-style-name="Standard">
      <style:text-properties fo:font-size="10pt" fo:font-weight="normal" officeooo:rsid="00395f66" officeooo:paragraph-rsid="003dc3ba" fo:background-color="#ffffff" style:font-size-asian="10pt" style:font-weight-asian="normal" style:font-size-complex="10pt" style:font-weight-complex="normal"/>
    </style:style>
    <style:style style:name="P71" style:family="paragraph" style:parent-style-name="Standard">
      <style:text-properties fo:font-size="10pt" fo:font-weight="normal" officeooo:rsid="003cdaff" officeooo:paragraph-rsid="003cdaff" fo:background-color="#ffffff" style:font-size-asian="10pt" style:font-weight-asian="normal" style:font-size-complex="10pt" style:font-weight-complex="normal"/>
    </style:style>
    <style:style style:name="P72" style:family="paragraph" style:parent-style-name="Standard">
      <style:text-properties fo:font-size="10pt" fo:font-weight="normal" officeooo:rsid="003dc3ba" officeooo:paragraph-rsid="003dc3ba" fo:background-color="#ffffff" style:font-size-asian="10pt" style:font-weight-asian="normal" style:font-size-complex="10pt" style:font-weight-complex="normal"/>
    </style:style>
    <style:style style:name="P73" style:family="paragraph" style:parent-style-name="Standard">
      <style:text-properties fo:font-size="10pt" fo:font-weight="normal" officeooo:rsid="003e4fb9" officeooo:paragraph-rsid="003e4fb9" fo:background-color="#ffffff" style:font-size-asian="10pt" style:font-weight-asian="normal" style:font-size-complex="10pt" style:font-weight-complex="normal"/>
    </style:style>
    <style:style style:name="P74" style:family="paragraph" style:parent-style-name="Standard">
      <style:text-properties fo:font-size="10pt" fo:font-weight="normal" officeooo:rsid="003eca67" officeooo:paragraph-rsid="003eca67" fo:background-color="#ffffff" style:font-size-asian="10pt" style:font-weight-asian="normal" style:font-size-complex="10pt" style:font-weight-complex="normal"/>
    </style:style>
    <style:style style:name="P75" style:family="paragraph" style:parent-style-name="Standard">
      <style:text-properties fo:font-size="10pt" fo:font-weight="normal" officeooo:rsid="003ecdae" officeooo:paragraph-rsid="003ecdae" fo:background-color="#ffffff" style:font-size-asian="10pt" style:font-weight-asian="normal" style:font-size-complex="10pt" style:font-weight-complex="normal"/>
    </style:style>
    <style:style style:name="P76" style:family="paragraph" style:parent-style-name="Standard">
      <style:text-properties fo:font-size="10pt" fo:font-weight="normal" officeooo:rsid="003f7d08" officeooo:paragraph-rsid="003f7d08" fo:background-color="#ffffff" style:font-size-asian="10pt" style:font-weight-asian="normal" style:font-size-complex="10pt" style:font-weight-complex="normal"/>
    </style:style>
    <style:style style:name="P77" style:family="paragraph" style:parent-style-name="Standard">
      <style:text-properties fo:font-size="10pt" fo:font-weight="normal" officeooo:rsid="00406cdc" officeooo:paragraph-rsid="00406cdc" fo:background-color="#ffffff" style:font-size-asian="10pt" style:font-weight-asian="normal" style:font-size-complex="10pt" style:font-weight-complex="normal"/>
    </style:style>
    <style:style style:name="P78" style:family="paragraph" style:parent-style-name="Standard">
      <style:text-properties fo:font-size="10pt" fo:font-weight="normal" officeooo:rsid="0042a874" officeooo:paragraph-rsid="0042a874" fo:background-color="#ffffff" style:font-size-asian="10pt" style:font-weight-asian="normal" style:font-size-complex="10pt" style:font-weight-complex="normal"/>
    </style:style>
    <style:style style:name="P79" style:family="paragraph" style:parent-style-name="Standard">
      <style:text-properties fo:font-size="10pt" fo:font-weight="normal" officeooo:rsid="0046e66f" officeooo:paragraph-rsid="0046e66f" fo:background-color="#ffffff" style:font-size-asian="10pt" style:font-weight-asian="normal" style:font-size-complex="10pt" style:font-weight-complex="normal"/>
    </style:style>
    <style:style style:name="P80" style:family="paragraph" style:parent-style-name="Standard">
      <style:text-properties fo:font-size="10pt" fo:font-weight="normal" officeooo:rsid="0047f501" officeooo:paragraph-rsid="0047f501" fo:background-color="#ffffff" style:font-size-asian="10pt" style:font-weight-asian="normal" style:font-size-complex="10pt" style:font-weight-complex="normal"/>
    </style:style>
    <style:style style:name="P81" style:family="paragraph" style:parent-style-name="Standard">
      <style:text-properties fo:font-size="10pt" fo:font-weight="normal" officeooo:rsid="005c1fc4" officeooo:paragraph-rsid="005c1fc4" fo:background-color="#ffffff" style:font-size-asian="10pt" style:font-weight-asian="normal" style:font-size-complex="10pt" style:font-weight-complex="normal"/>
    </style:style>
    <style:style style:name="P82" style:family="paragraph" style:parent-style-name="Standard">
      <style:text-properties fo:font-size="10pt" fo:font-weight="normal" officeooo:rsid="005e18aa" officeooo:paragraph-rsid="005e18aa" fo:background-color="#ffffff" style:font-size-asian="10pt" style:font-weight-asian="normal" style:font-size-complex="10pt" style:font-weight-complex="normal"/>
    </style:style>
    <style:style style:name="P83" style:family="paragraph" style:parent-style-name="Standard">
      <style:text-properties fo:font-size="10pt" fo:font-weight="normal" officeooo:rsid="005ecd12" officeooo:paragraph-rsid="005ecd12" fo:background-color="#ffffff" style:font-size-asian="10pt" style:font-weight-asian="normal" style:font-size-complex="10pt" style:font-weight-complex="normal"/>
    </style:style>
    <style:style style:name="P84" style:family="paragraph" style:parent-style-name="Standard">
      <style:text-properties fo:font-size="10pt" fo:font-weight="normal" officeooo:rsid="005ecd12" officeooo:paragraph-rsid="005fe8f4" fo:background-color="#ffffff" style:font-size-asian="10pt" style:font-weight-asian="normal" style:font-size-complex="10pt" style:font-weight-complex="normal"/>
    </style:style>
    <style:style style:name="P85" style:family="paragraph" style:parent-style-name="Standard">
      <style:text-properties fo:font-size="10pt" fo:font-weight="normal" officeooo:rsid="0060638d" officeooo:paragraph-rsid="0060638d" fo:background-color="#ffffff" style:font-size-asian="10pt" style:font-weight-asian="normal" style:font-size-complex="10pt" style:font-weight-complex="normal"/>
    </style:style>
    <style:style style:name="P86" style:family="paragraph" style:parent-style-name="Standard">
      <style:text-properties fo:font-size="10pt" fo:font-weight="normal" officeooo:rsid="00608406" officeooo:paragraph-rsid="0060a130" fo:background-color="#ffffff" style:font-size-asian="10pt" style:font-weight-asian="normal" style:font-size-complex="10pt" style:font-weight-complex="normal"/>
    </style:style>
    <style:style style:name="P87" style:family="paragraph" style:parent-style-name="Standard">
      <style:text-properties fo:font-size="10pt" fo:font-weight="normal" officeooo:rsid="0060a130" officeooo:paragraph-rsid="0060a130" fo:background-color="#ffffff" style:font-size-asian="10pt" style:font-weight-asian="normal" style:font-size-complex="10pt" style:font-weight-complex="normal"/>
    </style:style>
    <style:style style:name="P88" style:family="paragraph" style:parent-style-name="Standard">
      <style:text-properties fo:font-size="10pt" fo:font-weight="normal" officeooo:rsid="0065e62e" officeooo:paragraph-rsid="0065e62e" fo:background-color="#ffffff" style:font-size-asian="10pt" style:font-weight-asian="normal" style:font-size-complex="10pt" style:font-weight-complex="normal"/>
    </style:style>
    <style:style style:name="P89" style:family="paragraph" style:parent-style-name="Standard">
      <style:text-properties fo:font-size="10pt" fo:font-weight="normal" officeooo:rsid="006705d2" officeooo:paragraph-rsid="006705d2" fo:background-color="#ffffff" style:font-size-asian="10pt" style:font-weight-asian="normal" style:font-size-complex="10pt" style:font-weight-complex="normal"/>
    </style:style>
    <style:style style:name="P90" style:family="paragraph" style:parent-style-name="Standard">
      <style:text-properties fo:font-size="10pt" fo:font-weight="normal" officeooo:rsid="00687106" officeooo:paragraph-rsid="00687106" fo:background-color="#ffffff" style:font-size-asian="10pt" style:font-weight-asian="normal" style:font-size-complex="10pt" style:font-weight-complex="normal"/>
    </style:style>
    <style:style style:name="P91" style:family="paragraph" style:parent-style-name="Standard">
      <style:text-properties fo:font-size="10pt" fo:font-weight="normal" officeooo:rsid="00843905" officeooo:paragraph-rsid="00843905" fo:background-color="#ffffff" style:font-size-asian="10pt" style:font-weight-asian="normal" style:font-size-complex="10pt" style:font-weight-complex="normal"/>
    </style:style>
    <style:style style:name="P92" style:family="paragraph" style:parent-style-name="Standard">
      <style:text-properties fo:font-size="10pt" fo:font-weight="normal" officeooo:rsid="0085a3c3" officeooo:paragraph-rsid="0085a3c3" fo:background-color="#ffffff" style:font-size-asian="10pt" style:font-weight-asian="normal" style:font-size-complex="10pt" style:font-weight-complex="normal"/>
    </style:style>
    <style:style style:name="P93" style:family="paragraph" style:parent-style-name="Standard">
      <style:text-properties fo:font-size="10pt" fo:font-weight="normal" officeooo:rsid="0086ac70" officeooo:paragraph-rsid="0086ac70" fo:background-color="#ffffff" style:font-size-asian="10pt" style:font-weight-asian="normal" style:font-size-complex="10pt" style:font-weight-complex="normal"/>
    </style:style>
    <style:style style:name="P94" style:family="paragraph" style:parent-style-name="Standard">
      <style:text-properties fo:font-size="12pt" officeooo:rsid="000f963b" officeooo:paragraph-rsid="000f963b" style:font-size-asian="12pt" style:font-size-complex="12pt"/>
    </style:style>
    <style:style style:name="P95" style:family="paragraph" style:parent-style-name="Standard">
      <style:text-properties fo:font-size="12pt" fo:font-weight="bold" officeooo:rsid="000f963b" officeooo:paragraph-rsid="000f963b" style:font-size-asian="12pt" style:font-weight-asian="bold" style:font-size-complex="12pt" style:font-weight-complex="bold"/>
    </style:style>
    <style:style style:name="P96" style:family="paragraph" style:parent-style-name="Standard">
      <style:text-properties fo:font-size="12pt" fo:font-weight="bold" officeooo:rsid="000f963b" officeooo:paragraph-rsid="004adb10" fo:background-color="#ffffff" style:font-size-asian="12pt" style:font-weight-asian="bold" style:font-size-complex="12pt" style:font-weight-complex="bold"/>
    </style:style>
    <style:style style:name="P97" style:family="paragraph" style:parent-style-name="Table_20_Contents">
      <loext:graphic-properties draw:fill="solid" draw:fill-color="#ffffff" draw:opacity="100%"/>
      <style:paragraph-properties fo:background-color="#ffffff"/>
      <style:text-properties fo:font-size="10pt" officeooo:rsid="001bc6d2" officeooo:paragraph-rsid="001bc6d2" style:font-size-asian="10pt" style:font-size-complex="10pt"/>
    </style:style>
    <style:style style:name="P98" style:family="paragraph" style:parent-style-name="Table_20_Contents">
      <style:text-properties fo:font-size="10pt" officeooo:rsid="001f3111" officeooo:paragraph-rsid="001f3111" style:font-size-asian="10pt" style:font-size-complex="10pt"/>
    </style:style>
    <style:style style:name="P99" style:family="paragraph" style:parent-style-name="Table_20_Contents">
      <style:text-properties fo:font-size="10pt" officeooo:rsid="001f3111" officeooo:paragraph-rsid="002a5e76" style:font-size-asian="10pt" style:font-size-complex="10pt"/>
    </style:style>
    <style:style style:name="P100" style:family="paragraph" style:parent-style-name="Table_20_Contents">
      <style:text-properties fo:font-size="10pt" officeooo:rsid="001f749a" officeooo:paragraph-rsid="001f749a" style:font-size-asian="10pt" style:font-size-complex="10pt"/>
    </style:style>
    <style:style style:name="P101" style:family="paragraph" style:parent-style-name="Table_20_Contents">
      <style:text-properties fo:font-size="10pt" officeooo:rsid="0021bb9c" officeooo:paragraph-rsid="0021bb9c" style:font-size-asian="10pt" style:font-size-complex="10pt"/>
    </style:style>
    <style:style style:name="P102" style:family="paragraph" style:parent-style-name="Table_20_Contents">
      <style:text-properties fo:font-size="10pt" officeooo:rsid="0023e32b" officeooo:paragraph-rsid="0023e32b" style:font-size-asian="10pt" style:font-size-complex="10pt"/>
    </style:style>
    <style:style style:name="P103" style:family="paragraph" style:parent-style-name="Table_20_Contents">
      <style:text-properties fo:font-size="10pt" officeooo:rsid="0025b6e0" officeooo:paragraph-rsid="0025b6e0" style:font-size-asian="10pt" style:font-size-complex="10pt"/>
    </style:style>
    <style:style style:name="P104" style:family="paragraph" style:parent-style-name="Table_20_Contents">
      <style:text-properties fo:font-size="10pt" officeooo:rsid="00260cf2" officeooo:paragraph-rsid="00260cf2" style:font-size-asian="10pt" style:font-size-complex="10pt"/>
    </style:style>
    <style:style style:name="P105" style:family="paragraph" style:parent-style-name="Table_20_Contents">
      <style:text-properties fo:font-size="10pt" officeooo:paragraph-rsid="002d27c3" style:font-size-asian="10pt" style:font-size-complex="10pt"/>
    </style:style>
    <style:style style:name="P106" style:family="paragraph" style:parent-style-name="Table_20_Contents">
      <style:text-properties fo:font-size="10pt" officeooo:rsid="00307a4c" officeooo:paragraph-rsid="00307a4c" style:font-size-asian="10pt" style:font-size-complex="10pt"/>
    </style:style>
    <style:style style:name="P107" style:family="paragraph" style:parent-style-name="Table_20_Contents">
      <style:text-properties fo:font-size="10pt" officeooo:rsid="0035b3fb" officeooo:paragraph-rsid="0035b3fb" style:font-size-asian="10pt" style:font-size-complex="10pt"/>
    </style:style>
    <style:style style:name="P108" style:family="paragraph" style:parent-style-name="Table_20_Contents">
      <style:text-properties fo:font-size="10pt" officeooo:rsid="00376ea7" officeooo:paragraph-rsid="00376ea7" style:font-size-asian="10pt" style:font-size-complex="10pt"/>
    </style:style>
    <style:style style:name="P109" style:family="paragraph" style:parent-style-name="Table_20_Contents">
      <style:text-properties fo:font-size="10pt" officeooo:rsid="00395f66" officeooo:paragraph-rsid="00395f66" style:font-size-asian="10pt" style:font-size-complex="10pt"/>
    </style:style>
    <style:style style:name="P110" style:family="paragraph" style:parent-style-name="Table_20_Contents">
      <style:text-properties fo:font-size="10pt" officeooo:rsid="003cdaff" officeooo:paragraph-rsid="003cdaff" style:font-size-asian="10pt" style:font-size-complex="10pt"/>
    </style:style>
    <style:style style:name="P111" style:family="paragraph" style:parent-style-name="Table_20_Contents">
      <style:text-properties fo:font-size="10pt" officeooo:rsid="003e4fb9" officeooo:paragraph-rsid="003e4fb9" style:font-size-asian="10pt" style:font-size-complex="10pt"/>
    </style:style>
    <style:style style:name="P112" style:family="paragraph" style:parent-style-name="Table_20_Contents">
      <style:text-properties fo:font-size="10pt" officeooo:rsid="003eca67" officeooo:paragraph-rsid="003eca67" style:font-size-asian="10pt" style:font-size-complex="10pt"/>
    </style:style>
    <style:style style:name="P113" style:family="paragraph" style:parent-style-name="Table_20_Contents">
      <style:text-properties fo:font-size="10pt" officeooo:rsid="003ecdae" officeooo:paragraph-rsid="003ecdae" style:font-size-asian="10pt" style:font-size-complex="10pt"/>
    </style:style>
    <style:style style:name="P114" style:family="paragraph" style:parent-style-name="Table_20_Contents">
      <style:text-properties fo:font-size="10pt" officeooo:rsid="0042a874" officeooo:paragraph-rsid="0042a874" style:font-size-asian="10pt" style:font-size-complex="10pt"/>
    </style:style>
    <style:style style:name="P115" style:family="paragraph" style:parent-style-name="Table_20_Contents">
      <style:text-properties fo:font-size="10pt" officeooo:rsid="0042a874" officeooo:paragraph-rsid="004443bd" style:font-size-asian="10pt" style:font-size-complex="10pt"/>
    </style:style>
    <style:style style:name="P116" style:family="paragraph" style:parent-style-name="Table_20_Contents">
      <style:text-properties fo:font-size="10pt" officeooo:rsid="0042a874" officeooo:paragraph-rsid="00444936" style:font-size-asian="10pt" style:font-size-complex="10pt"/>
    </style:style>
    <style:style style:name="P117" style:family="paragraph" style:parent-style-name="Table_20_Contents">
      <style:text-properties fo:font-size="10pt" officeooo:rsid="0042a874" officeooo:paragraph-rsid="0045ca7d" style:font-size-asian="10pt" style:font-size-complex="10pt"/>
    </style:style>
    <style:style style:name="P118" style:family="paragraph" style:parent-style-name="Table_20_Contents">
      <style:text-properties fo:font-size="10pt" officeooo:rsid="0046e66f" officeooo:paragraph-rsid="0046e66f" style:font-size-asian="10pt" style:font-size-complex="10pt"/>
    </style:style>
    <style:style style:name="P119" style:family="paragraph" style:parent-style-name="Table_20_Contents">
      <style:text-properties fo:font-size="10pt" officeooo:rsid="0046e66f" officeooo:paragraph-rsid="00481be9" style:font-size-asian="10pt" style:font-size-complex="10pt"/>
    </style:style>
    <style:style style:name="P120" style:family="paragraph" style:parent-style-name="Table_20_Contents">
      <style:text-properties fo:font-size="10pt" officeooo:rsid="0047f501" officeooo:paragraph-rsid="0047f501" style:font-size-asian="10pt" style:font-size-complex="10pt"/>
    </style:style>
    <style:style style:name="P121" style:family="paragraph" style:parent-style-name="Table_20_Contents">
      <style:text-properties fo:font-size="10pt" officeooo:rsid="004bda27" officeooo:paragraph-rsid="004bda27" style:font-size-asian="10pt" style:font-size-complex="10pt"/>
    </style:style>
    <style:style style:name="P122" style:family="paragraph" style:parent-style-name="Table_20_Contents">
      <style:text-properties fo:font-size="10pt" officeooo:rsid="004ecbbf" officeooo:paragraph-rsid="004ecbbf" style:font-size-asian="10pt" style:font-size-complex="10pt"/>
    </style:style>
    <style:style style:name="P123" style:family="paragraph" style:parent-style-name="Table_20_Contents">
      <style:text-properties fo:font-size="10pt" officeooo:rsid="00521e9d" officeooo:paragraph-rsid="00521e9d" style:font-size-asian="10pt" style:font-size-complex="10pt"/>
    </style:style>
    <style:style style:name="P124" style:family="paragraph" style:parent-style-name="Table_20_Contents">
      <style:text-properties fo:font-size="10pt" officeooo:rsid="005644da" officeooo:paragraph-rsid="005644da" style:font-size-asian="10pt" style:font-size-complex="10pt"/>
    </style:style>
    <style:style style:name="P125" style:family="paragraph" style:parent-style-name="Table_20_Contents">
      <style:text-properties fo:font-size="10pt" officeooo:rsid="0057c089" officeooo:paragraph-rsid="0057c089" style:font-size-asian="10pt" style:font-size-complex="10pt"/>
    </style:style>
    <style:style style:name="P126" style:family="paragraph" style:parent-style-name="Table_20_Contents">
      <style:text-properties fo:font-size="10pt" officeooo:rsid="0057c089" officeooo:paragraph-rsid="0058e61e" style:font-size-asian="10pt" style:font-size-complex="10pt"/>
    </style:style>
    <style:style style:name="P127" style:family="paragraph" style:parent-style-name="Table_20_Contents">
      <style:text-properties fo:font-size="10pt" officeooo:rsid="005ad989" officeooo:paragraph-rsid="005ad989" style:font-size-asian="10pt" style:font-size-complex="10pt"/>
    </style:style>
    <style:style style:name="P128" style:family="paragraph" style:parent-style-name="Table_20_Contents">
      <style:text-properties fo:font-size="10pt" officeooo:rsid="005c1fc4" officeooo:paragraph-rsid="005c1fc4" style:font-size-asian="10pt" style:font-size-complex="10pt"/>
    </style:style>
    <style:style style:name="P129" style:family="paragraph" style:parent-style-name="Table_20_Contents">
      <style:text-properties fo:font-size="10pt" officeooo:rsid="005e18aa" officeooo:paragraph-rsid="005e18aa" style:font-size-asian="10pt" style:font-size-complex="10pt"/>
    </style:style>
    <style:style style:name="P130" style:family="paragraph" style:parent-style-name="Table_20_Contents">
      <style:text-properties fo:font-size="10pt" officeooo:rsid="005ecd12" officeooo:paragraph-rsid="005ecd12" style:font-size-asian="10pt" style:font-size-complex="10pt"/>
    </style:style>
    <style:style style:name="P131" style:family="paragraph" style:parent-style-name="Table_20_Contents">
      <style:text-properties fo:font-size="10pt" officeooo:rsid="006d221a" officeooo:paragraph-rsid="006d221a" style:font-size-asian="10pt" style:font-size-complex="10pt"/>
    </style:style>
    <style:style style:name="P132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officeooo:rsid="006d221a" officeooo:paragraph-rsid="006d221a" style:font-size-asian="10pt" style:font-size-complex="10pt"/>
    </style:style>
    <style:style style:name="P133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style:font-size-asian="10pt" style:font-size-complex="10pt"/>
    </style:style>
    <style:style style:name="P134" style:family="paragraph" style:parent-style-name="Table_20_Contents">
      <style:text-properties fo:font-size="10pt" officeooo:rsid="006f04ca" officeooo:paragraph-rsid="006f04ca" style:font-size-asian="10pt" style:font-size-complex="10pt"/>
    </style:style>
    <style:style style:name="P135" style:family="paragraph" style:parent-style-name="Table_20_Contents">
      <style:text-properties fo:font-size="10pt" officeooo:rsid="006f0e93" officeooo:paragraph-rsid="006f0e93" style:font-size-asian="10pt" style:font-size-complex="10pt"/>
    </style:style>
    <style:style style:name="P136" style:family="paragraph" style:parent-style-name="Table_20_Contents">
      <style:text-properties fo:font-size="10pt" officeooo:rsid="00746320" officeooo:paragraph-rsid="00746320" style:font-size-asian="10pt" style:font-size-complex="10pt"/>
    </style:style>
    <style:style style:name="P137" style:family="paragraph" style:parent-style-name="Table_20_Contents">
      <style:text-properties fo:font-size="10pt" officeooo:rsid="00761609" officeooo:paragraph-rsid="00761609" style:font-size-asian="10pt" style:font-size-complex="10pt"/>
    </style:style>
    <style:style style:name="P138" style:family="paragraph" style:parent-style-name="Table_20_Contents">
      <style:text-properties fo:font-size="10pt" officeooo:rsid="0077c81e" officeooo:paragraph-rsid="0077c81e" style:font-size-asian="10pt" style:font-size-complex="10pt"/>
    </style:style>
    <style:style style:name="P139" style:family="paragraph" style:parent-style-name="Table_20_Contents">
      <style:text-properties fo:font-size="10pt" officeooo:rsid="007a53ff" officeooo:paragraph-rsid="007a53ff" style:font-size-asian="10pt" style:font-size-complex="10pt"/>
    </style:style>
    <style:style style:name="P140" style:family="paragraph" style:parent-style-name="Table_20_Contents">
      <loext:graphic-properties draw:fill="solid" draw:fill-color="#ffff00" draw:opacity="100%"/>
      <style:paragraph-properties fo:background-color="#ffff00"/>
      <style:text-properties fo:font-size="10pt" officeooo:paragraph-rsid="007dc4ee" style:font-size-asian="10pt" style:font-size-complex="10pt"/>
    </style:style>
    <style:style style:name="P141" style:family="paragraph" style:parent-style-name="Table_20_Contents">
      <style:text-properties fo:font-size="10pt" officeooo:rsid="00843905" officeooo:paragraph-rsid="00843905" style:font-size-asian="10pt" style:font-size-complex="10pt"/>
    </style:style>
    <style:style style:name="P142" style:family="paragraph" style:parent-style-name="Table_20_Contents">
      <style:text-properties fo:font-size="10pt" officeooo:rsid="0086ac70" officeooo:paragraph-rsid="0086ac70" style:font-size-asian="10pt" style:font-size-complex="10pt"/>
    </style:style>
    <style:style style:name="T1" style:family="text">
      <style:text-properties officeooo:rsid="0010e455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38715" style:font-name-asian="Liberation Serif1" style:font-name-complex="Liberation Serif1"/>
    </style:style>
    <style:style style:name="T4" style:family="text">
      <style:text-properties style:font-name="Liberation Serif1" fo:font-weight="normal" officeooo:rsid="00138715" style:font-name-asian="Liberation Serif1" style:font-weight-asian="normal" style:font-name-complex="Liberation Serif1" style:font-weight-complex="normal"/>
    </style:style>
    <style:style style:name="T5" style:family="text">
      <style:text-properties officeooo:rsid="00170117"/>
    </style:style>
    <style:style style:name="T6" style:family="text">
      <style:text-properties officeooo:rsid="001868cc"/>
    </style:style>
    <style:style style:name="T7" style:family="text">
      <style:text-properties officeooo:rsid="001a371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bf4ee" style:font-weight-asian="normal" style:font-weight-complex="normal"/>
    </style:style>
    <style:style style:name="T10" style:family="text">
      <style:text-properties fo:font-weight="normal" officeooo:rsid="006d221a" style:font-weight-asian="normal" style:font-weight-complex="normal"/>
    </style:style>
    <style:style style:name="T11" style:family="text">
      <style:text-properties fo:font-weight="normal" officeooo:rsid="006f0e93" style:font-weight-asian="normal" style:font-weight-complex="normal"/>
    </style:style>
    <style:style style:name="T12" style:family="text">
      <style:text-properties fo:font-weight="normal" officeooo:rsid="00727900" style:font-weight-asian="normal" style:font-weight-complex="normal"/>
    </style:style>
    <style:style style:name="T13" style:family="text">
      <style:text-properties fo:font-weight="normal" officeooo:rsid="0079beb1" style:font-weight-asian="normal" style:font-weight-complex="normal"/>
    </style:style>
    <style:style style:name="T14" style:family="text">
      <style:text-properties fo:font-weight="normal" officeooo:rsid="0082d07e" style:font-weight-asian="normal" style:font-weight-complex="normal"/>
    </style:style>
    <style:style style:name="T15" style:family="text">
      <style:text-properties fo:font-weight="normal" officeooo:rsid="00406cdc" fo:background-color="#ffffff" loext:char-shading-value="0" style:font-weight-asian="normal" style:font-weight-complex="normal"/>
    </style:style>
    <style:style style:name="T16" style:family="text">
      <style:text-properties fo:font-weight="normal" fo:background-color="#ffffff" loext:char-shading-value="0" style:font-weight-asian="normal" style:font-weight-complex="normal"/>
    </style:style>
    <style:style style:name="T17" style:family="text">
      <style:text-properties officeooo:rsid="00227c37"/>
    </style:style>
    <style:style style:name="T18" style:family="text">
      <style:text-properties officeooo:rsid="0025b6e0"/>
    </style:style>
    <style:style style:name="T19" style:family="text">
      <style:text-properties officeooo:rsid="001bc6d2"/>
    </style:style>
    <style:style style:name="T20" style:family="text">
      <style:text-properties officeooo:rsid="002b171d"/>
    </style:style>
    <style:style style:name="T21" style:family="text">
      <style:text-properties officeooo:rsid="002d27c3"/>
    </style:style>
    <style:style style:name="T22" style:family="text">
      <style:text-properties officeooo:rsid="0027ebd9"/>
    </style:style>
    <style:style style:name="T23" style:family="text">
      <style:text-properties officeooo:rsid="003b5d61"/>
    </style:style>
    <style:style style:name="T24" style:family="text">
      <style:text-properties officeooo:rsid="0041b208"/>
    </style:style>
    <style:style style:name="T25" style:family="text">
      <style:text-properties officeooo:rsid="00424fe8"/>
    </style:style>
    <style:style style:name="T26" style:family="text">
      <style:text-properties officeooo:rsid="0042a874"/>
    </style:style>
    <style:style style:name="T27" style:family="text">
      <style:text-properties officeooo:rsid="00481be9"/>
    </style:style>
    <style:style style:name="T28" style:family="text">
      <style:text-properties officeooo:rsid="004ecbbf"/>
    </style:style>
    <style:style style:name="T29" style:family="text">
      <style:text-properties officeooo:rsid="005fe8f4"/>
    </style:style>
    <style:style style:name="T30" style:family="text">
      <style:text-properties officeooo:rsid="006f04ca"/>
    </style:style>
    <style:style style:name="T31" style:family="text">
      <style:text-properties officeooo:rsid="00727900"/>
    </style:style>
    <style:style style:name="T32" style:family="text">
      <style:text-properties officeooo:rsid="00746320"/>
    </style:style>
    <style:style style:name="T33" style:family="text">
      <style:text-properties officeooo:rsid="008065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droid</text:p>
      <text:p text:style-name="P1"/>
      <text:p text:style-name="P2"><text:s text:c="7"/>SEAndroid 是 Google 在 Android 4.4 上正式推出的一套以 SELinux 为基础于核心的系统安全机制。而 SELinux 则是由美国 NSA(国安局)和一些公司(RedHat、Tresys)设计的一个针对 Linux 的安全加强系统。</text:p>
      <text:p text:style-name="P3"><text:s text:c="7"/>NSA 最初设计的安全模型叫 FLASK,全称为 Flux Advanced Security Kernel(由 Uta 大学和美国国防部开发,后来由 NSA 将其开源),当时这套模型针对 DTOS 系统。后来,NSA觉得 Linux 更具发展和普及前景,所以就<text:span text:style-name="T20">在</text:span>Linux 系统上重新实现了 FLASK,称之为 SELinux。Linux Kernel 中,SELinux 通过 Linux Security Modules 实现。在 2.6 之前,SElinux 通过Patch 方式发布。从 2.6 开始,SELinux 正式入驻内核,成为标配。</text:p>
      <text:p text:style-name="P2"/>
      <text:p text:style-name="P95">一 SELinux 背景知识</text:p>
      <text:p text:style-name="P94"/>
      <text:p text:style-name="P9">1. DAC 和 MAC</text:p>
      <text:p text:style-name="P4"><text:s text:c="8"/>SELinux 出现之前,Linux 上的安全模型叫 DAC,全称是 Discretionary Access Control,</text:p>
      <text:p text:style-name="P4">翻译为自主访问控制。DAC 的核心思想很简单,就是:<text:span text:style-name="T1">进程理论上所拥有的权限与执行它的用户的权限相同。</text:span></text:p>
      <text:p text:style-name="P4"/>
      <text:p text:style-name="P5"><text:s text:c="8"/>SELinux 它在 DAC 之外,设计了一个新的安全模型,叫MAC(Mandatory Access Control),翻译为强制访问控制。MAC 的处世哲学非常简单:即任何进程想在 SELinux 系统中干任何事情,都必须先在安全策略配置文件中赋予权限。凡是没有出现在安全策略配置文件中的权限,进程就没有该权限。</text:p>
      <text:p text:style-name="P5"/>
      <text:p text:style-name="P6">关于 DAC 和 MAC,此处总结了几个知识点:</text:p>
      <text:p text:style-name="P7"><text:span text:style-name="T2"><text:s text:c="8"/>●</text:span>Linux 系统先做 DAC 检查。如果没有通过 DAC 权限检查,则操作直接失败。通过DAC 检查之后,再做 MAC 权限检查。</text:p>
      <text:p text:style-name="P7"><text:span text:style-name="T2"><text:s text:c="8"/>●</text:span>SELinux 中也有用户的概念,但它和 Linux 中原有的 user 概念不是同一个东西。什么意思呢?比如,Linux 中的超级用户 root 在 SELinux 中可能就是一个没权限,没地位,打打酱油的”路人甲“。当然,这一切都由 SELinux 安全策略的制定者来决定。</text:p>
      <text:p text:style-name="P7"/>
      <text:p text:style-name="P8">学习 SELinux 的终极目标应该是:</text:p>
      <text:p text:style-name="P8"><text:span text:style-name="T3"><text:s text:c="8"/>●</text:span>看懂现有的安全策略文件。</text:p>
      <text:p text:style-name="P8"><text:span text:style-name="T3"><text:s text:c="8"/>●</text:span>编写符合特定需求的安全策略文件。</text:p>
      <text:p text:style-name="P8"/>
      <text:p text:style-name="P10">2.SELinux Policy 语言介绍</text:p>
      <text:p text:style-name="P44"><text:s text:c="8"/>Linux 中有两种东西,一种死的(Inactive),一种活的(Active)。死的东西就是文件(Linux哲学,万物皆文件。注意,万不可狭义解释为 File),而活的东西就是进程。此处的“死”和“活”是一种比喻,映射到软件层面的意思是:进程能发起动作,例如它能打开文件并操作它。而文件只能被进程操作。</text:p>
      <text:p text:style-name="P46"><text:s text:c="8"/>SELinux 中,每种东西都会被赋予一个安全属性,官方说法叫 Security Context。<text:span text:style-name="T5">Security Context(以后用 SContext 表示)是一个字符串,主要由三部分组成。</text:span></text:p>
      <text:p text:style-name="P46"/>
      <text:p text:style-name="P46"><text:span text:style-name="T5">进程的 SContext 可通过 ps -Z 命令查看,如下:</text:span></text:p>
      <text:p text:style-name="P45"><text:tab/><text:span text:style-name="T5">u:r:init:s0<text:tab/>root<text:tab/>748<text:tab/>1<text:tab/>/system/bin/logwrapper</text:span></text:p>
      <text:p text:style-name="P47">最左边的那一列是进程的 SContext,以第一个进程/system/bin/logwrapper 的SContext 为例,其值为 u:r:init:s0,其中:</text:p>
      <text:p text:style-name="P47"><text:span text:style-name="T3"><text:s text:c="8"/>●</text:span>u 为 user 的意思。SEAndroid 中定义了一个 SELinux 用户,值为 u。</text:p>
      <text:p text:style-name="P47"><text:span text:style-name="T3"><text:s text:c="8"/>●</text:span>r 为 role 的意思。role 是角色之意,它是 SELinux 中一种比较高层次,更方便的权限管理思路,即 Role Based Access Control (基于角色的访问控制,简称为 RBAC)。简单点说,一个 u 可以属于多个 role,不同的 role 具有不同的权限。</text:p>
      <text:p text:style-name="P47"><text:span text:style-name="T3"><text:s text:c="8"/>●</text:span>init,代表该进程所属的 Domain 为 init。MAC 的基础管理思路其实不是针对上面的RBAC,而是所谓的 Type Enforcement Accesc Control(简称 TEAC,一般用 TE 表示)。对进程来说,Type 就是 Domain。</text:p>
      <text:p text:style-name="P47"><text:span text:style-name="T3"><text:s text:c="8"/>●</text:span>S0 和 SELinux 为了满足军用和教育行业而设计的 Multi-Level Security(MLS)机制有关。简单点说,MLS 将系统的进程和文件进行了分级,不同级别的资源需要对应级别的进程才能访问。</text:p>
      <text:p text:style-name="P47"/>
      <text:p text:style-name="P48">文件的 SContext,读者可通过 /<text:span text:style-name="T6">system/bin/</text:span>ls -Z 来查看,如下:</text:p>
      <text:p text:style-name="P48"><text:tab/>drwx------ <text:tab/>root<text:tab/>root<text:tab/>u:object_r:rootfs:s<text:span text:style-name="T7">0<text:tab/></text:span>root</text:p>
      <text:p text:style-name="P49">以第一行 root 目录为例,其SContext信息为 u:object_r:rootfs:s0</text:p>
      <text:p text:style-name="P49"><text:span text:style-name="T3"><text:s text:c="7"/>●</text:span>u: 同样是 user 之意,它代表创建这个文件的 SELinux user。</text:p>
      <text:p text:style-name="P49"><text:span text:style-name="T3"><text:s text:c="7"/>●</text:span>object_r: 文件是死的东西,它没法扮演角色,所以在 SELinux 中,死的东西都用object_r 来表示它的 role。</text:p>
      <text:p text:style-name="P49"><text:span text:style-name="T3"><text:s text:c="7"/>●</text:span>rootfs: 死的东西的 Type,和进程的 Domain 其实是一个意思。它表示 root 目录对应的 Type 是 rootfs。</text:p>
      <text:p text:style-name="P49"><text:span text:style-name="T3"><text:s text:c="7"/>●</text:span>s0: MLS 的级别。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2">根据 SELinux 规范,完整的 SContext 字符串为: user:role:type[:range]</text:p>
          </table:table-cell>
        </table:table-row>
      </table:table>
      <text:p text:style-name="P60"/>
      <text:p text:style-name="P60"/>
      <text:p text:style-name="P11">2.1 TE 介绍</text:p>
      <text:p text:style-name="P61"><text:s text:c="8"/>根据 SELinux 规范,完整的 allow 相关的语句格式为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7">rule_name source_type target_type : class perm_set</text:p>
          </table:table-cell>
        </table:table-row>
      </table:table>
      <text:p text:style-name="P61"/>
      <text:p text:style-name="P50">直接来看几个实例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9">allow netd proc<text:span text:style-name="T19"> : </text:span>file write</text:p>
            <text:p text:style-name="P98"><text:span text:style-name="T4"><text:s text:c="7"/>●</text:span>allow: TE 的 allow 语句,表示授权。除了 allow 之外,还有 allowaudit、dontaudit、neverallow 等。</text:p>
            <text:p text:style-name="P98"><text:span text:style-name="T4"><text:s text:c="7"/>●</text:span>netd: source type。也叫 subject,domain。</text:p>
            <text:p text:style-name="P98"><text:span text:style-name="T4"><text:s text:c="7"/>●</text:span>proc: target type。它代表其后的 file 所对应的 Type。</text:p>
            <text:p text:style-name="P98"><text:span text:style-name="T4"><text:s text:c="7"/>●</text:span>file: 代表 Object Class。它代表能够给 subject 操作的一类东西。</text:p>
            <text:p text:style-name="P98"><text:span text:style-name="T4"><text:s text:c="7"/>●</text:span>write: 在该类 Object Class 中所定义的操作。</text:p>
            <text:p text:style-name="P98"/>
            <text:p text:style-name="P100">#允许 zygote 域中的进程向 init type 的进程(Object Class 为 process)发送 sigchld 信号</text:p>
            <text:p text:style-name="P100">allow zygote init:process sigchld;</text:p>
            <text:p text:style-name="P100">#允许 zygote 域中的进程 search 或 getattr 类型为 appdomain 的目录。注意,多个 perm_set可用{}括起来</text:p>
            <text:p text:style-name="P100">allow zygote appdomain:dir { getattr search };</text:p>
            <text:p text:style-name="P100">#neverallow: 表示绝不允许。</text:p>
            <text:p text:style-name="P100">neverallow { appdomain -unconfineddomain } self:capability2 *;</text:p>
          </table:table-cell>
        </table:table-row>
      </table:table>
      <text:p text:style-name="P51"><text:s text:c="8"/>特别注意,前面曾提到说权限必须显示声明,没有声明的话默认就没有权限。那neverallow 语句就没必要存在了。因为”无权限“是不需要声明的。确实如此,neverallow语句的作用只是在生成安全策略文件时进行检查,判断是否有违反 neverallow 语句的 allow语句。</text:p>
      <text:p text:style-name="P51"/>
      <text:p text:style-name="P52">1) Object class 和 Perm Set</text:p>
      <text:p text:style-name="P52">Object Class 需要通过 class 语句申明, 指的的文件类型,SEAndroid常见Object class定义:</text:p>
      <text:p text:style-name="P52"><text:span text:style-name="T17">[</text:span>external/sepolicy/security_classes<text:span text:style-name="T17">]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01">.......</text:p>
            <text:p text:style-name="P101">#此文件定义了 Android 平台中支持的 Object class</text:p>
            <text:p text:style-name="P101">#根据 SELinux 规范,Object Class 类型由 class 关键字申明</text:p>
            <text:p text:style-name="P101"># file-related classes</text:p>
            <text:p text:style-name="P101">class filesystem</text:p>
            <text:p text:style-name="P101">class file #代表普通文件</text:p>
            <text:p text:style-name="P101">class dir #代表目录</text:p>
            <text:p text:style-name="P101">class fd #代表文件描述符</text:p>
            <text:p text:style-name="P101">class lnk_file #代表链接文件</text:p>
            <text:p text:style-name="P101">class chr_file #代表字符设备文件</text:p>
            <text:p text:style-name="P101">......</text:p>
            <text:p text:style-name="P101"># network-related classes</text:p>
            <text:p text:style-name="P101">class socket</text:p>
            <text:p text:style-name="P101">#socket</text:p>
            <text:p text:style-name="P101">class tcp_socket</text:p>
            <text:p text:style-name="P101">class udp_socket</text:p>
            <text:p text:style-name="P101">......</text:p>
            <text:p text:style-name="P101">class binder #Android 平台特有的 binder</text:p>
            <text:p text:style-name="P101">class zygote #Android 平台特有的 zygote</text:p>
            <text:p text:style-name="P101">#Android 平台特有的属性服务。注意其后的 userspace 这个词</text:p>
            <text:p text:style-name="P101">class property_service # userspace 和用户空间中的 SELinux 权限检查有关,下文再解释</text:p>
          </table:table-cell>
        </table:table-row>
      </table:table>
      <text:p text:style-name="P48"/>
      <text:p text:style-name="P53">Perm set 指得是某种 Object class 所拥有的操作。</text:p>
      <text:p text:style-name="P53">和 Object class 一样,SELinux 或 SEAndroid 所支持的 Perm set 也需要声明,来看下面的例子:</text:p>
      <text:p text:style-name="P53">[external/sepolicy/access_vectors]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2">#SELinux 规范中,定义 perm set 有两种方式,一种是使用下面的 common 命令</text:p>
            <text:p text:style-name="P102">#其格式为: common common_name { permission_name ... } common 定义的 perm set 能</text:p>
            <text:p text:style-name="P102">#被另外一种 perm set 命令 class 所继承</text:p>
            <text:p text:style-name="P102"><text:soft-page-break/>#以下是 Android 平台中,file 对应的权限(perm set)。其大部分权限读者能猜出是干什么的。</text:p>
            <text:p text:style-name="P102">#有一些权限需要结合文后的参考文献来学习</text:p>
            <text:p text:style-name="P102">common file {</text:p>
            <text:p text:style-name="P102"><text:s text:c="10"/>ioctl read write create getattr setattr lock relabelfrom relabelto</text:p>
            <text:p text:style-name="P102"><text:s text:c="10"/>append unlink link rename execute swapon quotaon mounton }</text:p>
            <text:p text:style-name="P102">#除了 common 外,还有一种 class 命令也可定义 perm set,如下面的例子:</text:p>
            <text:p text:style-name="P102">#class 命令的完整格式是:</text:p>
            <text:p text:style-name="P102">#class class_name [ inherits common_name ] { permission_name ... }</text:p>
            <text:p text:style-name="P102">#inherits 表示继承了某个 common 定义的权限</text:p>
            <text:p text:style-name="P102">注意,class 命令定义的权限其实针对得就是</text:p>
            <text:p text:style-name="P102">#某个 object class。它不能被其他 class 继承</text:p>
            <text:p text:style-name="P102">class dir inherits file {</text:p>
            <text:p text:style-name="P102"><text:s text:c="8"/>add_name</text:p>
            <text:p text:style-name="P102"><text:s text:c="8"/>remove_name reparent search rmdir open audit_access execmod</text:p>
            <text:p text:style-name="P102">}</text:p>
            <text:p text:style-name="P102">#来看 SEAndroid 中的 binder 和 property_service 这两个 Object class 定义了哪些操作权限</text:p>
            <text:p text:style-name="P102">class binder {</text:p>
            <text:p text:style-name="P102"><text:s text:c="8"/>impersonate</text:p>
            <text:p text:style-name="P102"><text:s text:c="8"/>call set_context_mgr transfer }</text:p>
            <text:p text:style-name="P102">class property_service { set }</text:p>
          </table:table-cell>
        </table:table-row>
      </table:table>
      <text:p text:style-name="P53"/>
      <text:p text:style-name="P54">2) type,attribute 和 allow</text:p>
      <text:p text:style-name="P54">现在看看type命令以及<text:span text:style-name="T18">和type命令相关的三个主要命令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03">#type 命令的完整格式为:type type_id [alias alias_id,] [attribute_id]</text:p>
            <text:p text:style-name="P103">#其中,方括号中的内容为可选。alias 指定了 type 的别名,可以指定多个别名。</text:p>
            <text:p text:style-name="P103">#下面这个例子定义了一个名为 shell 的 type,它和一个名为 domain 的属性(attribute)关联</text:p>
            <text:p text:style-name="P103">type shell, domain; #本例来自 shell.te,注意,可以关联多个 attribute</text:p>
            <text:p text:style-name="P103"/>
            <text:p text:style-name="P103">#属性由 attribute 关键字定义,如 attributes 文件中定义的 SEAndroid 使用的属性有:</text:p>
            <text:p text:style-name="P103">attribute domain</text:p>
            <text:p text:style-name="P103">attribute file_type</text:p>
            <text:p text:style-name="P103"/>
            <text:p text:style-name="P103">#可以在定义 type 的时候,直接将其和某个 attribute 关联,也可以单独通过</text:p>
            <text:p text:style-name="P103">#typeattribue 将某个 type 和某个或多个 attribute 关联起来,如下面这个例子</text:p>
            <text:p text:style-name="P103">#将前面定义的 system 类型和 mlstrustedsubject 属性关联了起来</text:p>
            <text:p text:style-name="P103">typeattribute system mlstrustedsubject</text:p>
          </table:table-cell>
        </table:table-row>
      </table:table>
      <text:p text:style-name="P56"><text:s text:c="8"/>特别注意: 对初学者而言,attribute 和 type 的关系最难理解,因为“attribute”这个关键词实在是没取好名字,很容易产生误解:</text:p>
      <text:p text:style-name="P55"><text:span text:style-name="T3"><text:s text:c="7"/>●</text:span>实际上,type 和 attribute 位于同一个命名空间,即不能用 type 命令和 attribute 命令定义相同名字的东西。</text:p>
      <text:p text:style-name="P55"><text:span text:style-name="T3"><text:s text:c="7"/>●</text:span>其实, attribute 真正的意思应该是类似 type (或 domain) group 这样的概念。比如,将 type A 和 attribute B 关联起来,就是说 type A 属于 group B 中的一员。</text:p>
      <text:p text:style-name="P57"><text:s text:c="8"/>使用 attribute 有什么好处呢?一般而言,系统会定义数十或数百个 Type,每个 Type 都需要通过 allow 语句来设置相应的权限,这样我们的安全策略文件编起来就会非常麻烦。有了 attribute 之后呢,我们可以将这些 Type 与某个 attribute 关联起来,然后用一个 allow 语句,直接将 source_type 设置为这个 attribute 就可以了:</text:p>
      <text:p text:style-name="P57"><text:span text:style-name="T3"><text:s text:c="6"/>●</text:span>这也正是 type 和 attribute 位于同一命名空间的原因。</text:p>
      <text:p text:style-name="P58"><text:span text:style-name="T3"><text:s text:c="6"/>●这样</text:span>减轻了 TE 文件编写者的烦恼,安全策略文件在编译时会将attribute 拓展为其包含的 type。</text:p>
      <text:p text:style-name="P58"/>
      <text:p text:style-name="P58">举个例子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8"><text:span text:style-name="T3">#定义两个 type,分别是 A_t 和 B_t,它们都管理到 attribute_test</text:span></text:p>
            <text:p text:style-name="P58"><text:span text:style-name="T3">type A_t attribute_test;</text:span></text:p>
            <text:p text:style-name="P58"><text:span text:style-name="T3">type B_t attribute_test;</text:span></text:p>
            <text:p text:style-name="P58"><text:span text:style-name="T3"/></text:p>
            <text:p text:style-name="P58"><text:span text:style-name="T3">#写一个 allow 语句,直接针对 attribute_test</text:span></text:p>
            <text:p text:style-name="P58"><text:span text:style-name="T3">allow attribute_test C_t:file {read write};</text:span></text:p>
            <text:p text:style-name="P58"><text:span text:style-name="T3"/></text:p>
            <text:p text:style-name="P58"><text:span text:style-name="T3">#上面这个 allow 语句在编译后的安全策略文件中会被如下两条语句替代:</text:span></text:p>
            <text:p text:style-name="P58"><text:span text:style-name="T3">allow A_t C_t:file {read write};</text:span></text:p>
            <text:p text:style-name="P58"><text:soft-page-break/><text:span text:style-name="T3">allow B_t C_t:file {read write};</text:span></text:p>
          </table:table-cell>
        </table:table-row>
      </table:table>
      <text:p text:style-name="P58">前面讲过,TE 的完整格式为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4">rule_name source_type target_type : class perm_set</text:p>
          </table:table-cell>
        </table:table-row>
      </table:table>
      <text:p text:style-name="P58">所以,attribute 可以出现在 source_type 中,也可以出现在 target_type 中。</text:p>
      <text:p text:style-name="P58"/>
      <text:p text:style-name="P59">最后我们来看看 TE 中的 rule_name,一共有四种:</text:p>
      <text:p text:style-name="P59"><text:span text:style-name="T3"><text:s text:c="7"/>●</text:span>allow: 赋予某项权限。</text:p>
      <text:p text:style-name="P59"><text:span text:style-name="T3"><text:s text:c="7"/>●</text:span>allowaudit: audit 含义就是记录某项操作。默认情况下是 SELinux 只记录那些权限检查失败的操作。 allowaudit 则使得权限检查成功的操作也被记录。注意, allowaudit只是允许记录,它和赋予权限没关系。赋予权限必须且只能使用 allow 语句。</text:p>
      <text:p text:style-name="P59"><text:span text:style-name="T3"><text:s text:c="7"/>●</text:span>dontaudit: 对那些权限检查失败的操作不做记录。</text:p>
      <text:p text:style-name="P59"><text:span text:style-name="T3"><text:s text:c="7"/>●</text:span>neverallow: 前面讲过,用来检查安全策略文件中是否有违反该项规则的 allow 语句。</text:p>
      <text:p text:style-name="P59"/>
      <text:p text:style-name="P12">2.2 Labeling 介绍</text:p>
      <text:p text:style-name="P63"><text:s text:c="8"/>前面介绍了一些关于SELinux最常见的东西, 不过并没有介绍这些SContext 最开始是怎么赋给进程和文件的<text:span text:style-name="T22">。</text:span>SELinux 中,设置或分配 SContext 给进程或文件的工作叫 Security Labeling,土语叫打标签。</text:p>
      <text:p text:style-name="P63"/>
      <text:p text:style-name="P63">1) sid 和 sid_context</text:p>
      <text:p text:style-name="P63"><text:s text:c="8"/>Android 系统启动后(其他 Linux 发行版类似),init进程会将一个编译完的安全策略文件传递给 kernel 以初始化 kernel 中的 SELinux 相关模块,然后 LSM 可根据其中的信息给相关Object 打标签。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5">LSM : <text:span text:style-name="T21">Linux Security Module</text:span></text:p>
          </table:table-cell>
        </table:table-row>
      </table:table>
      <text:p text:style-name="P63"/>
      <text:p text:style-name="P64">LSM 初始化时所需要的信息以及 SContext 信息保存在两个特殊的文件中,以 Android为例,它们分别是:</text:p>
      <text:p text:style-name="P64"><text:span text:style-name="T3"><text:s text:c="7"/>●</text:span>initial_sids: 定义了 LSM 初始化时相关的信息。SID 是 SELinux 中一个概念,全称是 Security Identifier。SID 其实类似 SContext 的 key 值。因为在实际运行时,如果老是去比较字符串(还记得吗, SContext 是字符串)会严重影响效率。所以 SELinux会用 SID 来匹配某个 SContext。</text:p>
      <text:p text:style-name="P64"><text:span text:style-name="T3"><text:s text:c="7"/>●</text:span>initial_sid_context: 为这些 SID 设置最初的 SContext 信息。</text:p>
      <text:p text:style-name="P65">看这两个文件的内容:[external/sepolicy/initial_sids 和 initial_sid_context]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6">#先看 initial_sids</text:p>
            <text:p text:style-name="P106">sid kernel</text:p>
            <text:p text:style-name="P106">#sid 是关键词,用于定义一个 sid</text:p>
            <text:p text:style-name="P106">sid security</text:p>
            <text:p text:style-name="P106">sid unlabeled</text:p>
            <text:p text:style-name="P106">sid fs</text:p>
            <text:p text:style-name="P106">sid file</text:p>
            <text:p text:style-name="P106">sid file_labels</text:p>
            <text:p text:style-name="P106">sid init</text:p>
            <text:p text:style-name="P106">......</text:p>
            <text:p text:style-name="P106">#再来看 initial_sid_context</text:p>
            <text:p text:style-name="P106">sid kernel u:r:kernel:s0</text:p>
            <text:p text:style-name="P106">#将 initial_sids 中定义的 sid 和初始的 SContext 关联起来</text:p>
            <text:p text:style-name="P106">sid security u:object_r:kernel:s0</text:p>
            <text:p text:style-name="P106">sid unlabeled u:object_r:unlabeled:s0</text:p>
            <text:p text:style-name="P106">sid fs u:object_r:labeledfs:s0</text:p>
            <text:p text:style-name="P106">sid file u:object_r:unlabeled:s0</text:p>
            <text:p text:style-name="P106">sid file_labels u:object_r:unlabeled:s0</text:p>
            <text:p text:style-name="P106">sid init u:object_r:unlabeled:s0</text:p>
          </table:table-cell>
        </table:table-row>
      </table:table>
      <text:p text:style-name="P66"/>
      <text:p text:style-name="P66">提示 : sid 的细节需要查看 LSM 的实现。此处不拟深究它。另外,这两个文件也是和Kernel 紧密相关的,所以一般不用修改它们。</text:p>
      <text:p text:style-name="P66"/>
      <text:p text:style-name="P67">2) Domain/Type Transition 和宏</text:p>
      <text:p text:style-name="P68"><text:s text:c="8"/>SEAndroid 中,init 进程的 SContext 为 u:r:init:s0,而 init 创建的子进程显然不会也不可能拥有和 init 进程一样的 SContext(否则根据 TE,这些子进程也就在 MAC 层面上有了和init 一样的权限)。那么这些子进程的 SContext 是怎么被打上和其父进程不一样的 SContext呢?</text:p>
      <text:p text:style-name="P68"><text:s text:c="8"/>SELinux 中,上述问题被称为 Domain Transtition,即某个进程的 Domain 切换到一个更合适的 Domain 中去。<text:soft-page-break/>Domain Transition 也是需要我们在安全策略文件中来配置的,而且有相关的关键词, 如下例子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07">#先要使用 type_transition 语句告诉 SELinux</text:p>
            <text:p text:style-name="P107">#type_transition 的完整格式为:</text:p>
            <text:p text:style-name="P107"># type_transition source_type target_type : class default_type;</text:p>
            <text:p text:style-name="P107">#对 Domain Transition 而言有如下例子:</text:p>
            <text:p text:style-name="P107">type_transition init_t apache_exec_t : process apache_t;</text:p>
          </table:table-cell>
        </table:table-row>
      </table:table>
      <text:p text:style-name="P68">上面这个例子的解释如下,请务必仔细:</text:p>
      <text:p text:style-name="P68"><text:s text:c="8"/>当 init_t Domain 中的进程执行 type 为 apache_exec_t 类型的可执行文件(fork 并 execv)时,其 class(此处是 process)所属 Domain(对 process 而言,肯定是指 Domain)需要切换到 apache_t 域。</text:p>
      <text:p text:style-name="P68"/>
      <text:p text:style-name="P68"><text:s text:c="8"/>要做 DT,肯定需要先 fork 一个子进程,然后通过 execv 打开一个新的可执行文件,从而进入变成那个可执行文件对应的活物!所以,在 type_transition 语句中,target_type 往往是那个可执行文件(死物)的 type。default_type 则表示 execv 执行后,这个活物默认的 Domain。另外,对 DT 来说,class 一定会是 process。</text:p>
      <text:p text:style-name="P69"><text:s text:c="8"/>请注意,DT 属于 Labeling 一部分,但这个事情还没完。因为打标签也需要相关权限。所以,上述 type_transition 不过是开了一个头而已,要真正实施成功这个 DT,还需要下面至少三个 allow 语句配合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08">#首先,你得让 init_t 域中的进程能够执行 type 为 apache_exec_t 的文件</text:p>
            <text:p text:style-name="P108">allow init_t apache_exec_t : file execute;</text:p>
            <text:p text:style-name="P108">#然后,你还得告诉 SELiux,允许 init_t 做 DT 切换以进入 apache_t 域</text:p>
            <text:p text:style-name="P108">allow init_t apache_t : process transition;</text:p>
            <text:p text:style-name="P108">#最后,你还得告诉 SELinux,切换入口(对应为 entrypoint 权限)为执行 apache_exec_t 类型的文件</text:p>
            <text:p text:style-name="P109">allow apache_t apache_exec_t : file entrypoint;</text:p>
          </table:table-cell>
        </table:table-row>
      </table:table>
      <text:p text:style-name="P70"><text:s text:c="7"/></text:p>
      <text:p text:style-name="P70"><text:s text:c="8"/>为什么会需要上述多达三个权限呢?这是因为在 Kernel 中,从 fork 到 execv 一共设置了三处 Security 检查点,所以需要三个权限, <text:span text:style-name="T23">这导致我们写 TE 文件时候会比较麻烦。不过 SELinux 支持宏,这样我们可以定义一个宏语句把上述 4 个步骤全部包含进来。在 SEAndroid 中,系统定义的宏全在 te_macros 文件中,其中和 DT 相关的宏定义如下:</text:span></text:p>
      <text:p text:style-name="P71">[external/sepolicy/te_macros]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0">#定义 domain_trans 宏。$1, $2 等等代表宏的第一个,第二个....参数</text:p>
            <text:p text:style-name="P110">define(`domain_trans', `</text:p>
            <text:p text:style-name="P110"># SEAndroid 在上述三个最小权限上,还添加了自己的一些权限</text:p>
            <text:p text:style-name="P110">allow $1 $2:file { getattr open read execute };</text:p>
            <text:p text:style-name="P110">allow $1 $3:process transition;</text:p>
            <text:p text:style-name="P110">allow $3 $2:file { entrypoint read execute };</text:p>
            <text:p text:style-name="P110">allow $3 $1:process sigchld;</text:p>
            <text:p text:style-name="P110">dontaudit $1 $3:process noatsecure;</text:p>
            <text:p text:style-name="P110">allow $1 $3:process { siginh rlimitinh };</text:p>
            <text:p text:style-name="P110">')</text:p>
            <text:p text:style-name="P110">#定义 domain_auto_trans 宏,这个宏才是我们在 te 中直接使用的</text:p>
            <text:p text:style-name="P110">#以例子 7 而言,该宏的用法是:</text:p>
            <text:p text:style-name="P110">#domain_auto_trans(init_t, apache_exec_t, apache_t)</text:p>
            <text:p text:style-name="P110">define(`domain_auto_trans', `</text:p>
            <text:p text:style-name="P110"># 先 allow 相关权限</text:p>
            <text:p text:style-name="P110">domain_trans($1,$2,$3)</text:p>
            <text:p text:style-name="P110"># 然后设置 type_transition</text:p>
            <text:p text:style-name="P110">type_transition $1 $2:process $3;</text:p>
            <text:p text:style-name="P110">')</text:p>
          </table:table-cell>
        </table:table-row>
      </table:table>
      <text:p text:style-name="P71"/>
      <text:p text:style-name="P72"><text:s text:c="8"/>除了 DT 外,还有针对 Type 的 Transition。举个例子,假设目录 A 的 SContext 为 u:r:dir_a,那么默认情况下在该目录下创建的文件都具有 u:r:dir_a 这个 SContext。所以我们也要针对死得东西进行打标签。所以我们也要针对死的东西进行打标签。</text:p>
      <text:p text:style-name="P73"><text:s text:c="8"/>和 DT 类似,TT 的语句也是 type_transition,而且要顺利完成 Transition,也需要申请相关权限。我们直接看te_macros 是怎么定义 TT 所需要的宏的:</text:p>
      <text:p text:style-name="P73">[external/sepolicy/te_macros]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11"># 定义 file_type_trans(domain, dir_type, file_type)宏</text:p>
            <text:p text:style-name="P111">#</text:p>
            <text:p text:style-name="P111">define(`file_type_trans', `</text:p>
            <text:p text:style-name="P111"><text:soft-page-break/># ra_dir_perms 是一个宏,由 global_macros 文件定义,其值为:</text:p>
            <text:p text:style-name="P111">#define(`ra_dir_perms', `{ r_dir_perms add_name write }')</text:p>
            <text:p text:style-name="P111">allow $1 $2:dir ra_dir_perms;</text:p>
            <text:p text:style-name="P111"># create_file_perms 也是一个宏,定义在 global_macros 文件中,其值为:</text:p>
            <text:p text:style-name="P111"># define(`create_file_perms', `{ create setattr rw_file_perms link_file_perms }')</text:p>
            <text:p text:style-name="P111">#而 r_dir_perms=define(`r_dir_perms', `{ open getattr read search ioctl }</text:p>
            <text:p text:style-name="P111">allow $1 $3:notdevfile_class_set create_file_perms;</text:p>
            <text:p text:style-name="P111">allow $1 $3:dir create_dir_perms;</text:p>
            <text:p text:style-name="P111">')</text:p>
            <text:p text:style-name="P111"># 定义 file_type_auto_trans(domain, dir_type, file_type)宏</text:p>
            <text:p text:style-name="P111">#该宏的含义是:当 domain 域中的进程在某个 Type 为 dir_type 的目录中创建文件时,该文件的</text:p>
            <text:p text:style-name="P111">#SContext 应该是 file_type</text:p>
            <text:p text:style-name="P111">define(`file_type_auto_trans', `</text:p>
            <text:p text:style-name="P111">file_type_trans($1, $2, $3)</text:p>
            <text:p text:style-name="P111">type_transition $1 $2:dir $3;</text:p>
            <text:p text:style-name="P111"># notdevfile_class_set 也是一个宏,由 global_macros 文件定义,其值为</text:p>
            <text:p text:style-name="P111"># define(`notdevfile_class_set', `{ file lnk_file sock_file fifo_file }')</text:p>
            <text:p text:style-name="P111">type_transition $1 $2:notdevfile_class_set $3;</text:p>
            <text:p text:style-name="P111">')</text:p>
          </table:table-cell>
        </table:table-row>
      </table:table>
      <text:p text:style-name="P74"/>
      <text:p text:style-name="P74">SEAndroid 这两个宏定义太复杂了,来看看官方文档中的最小声明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12">type_transition acct_t var_log_t:file wtmp_t;</text:p>
            <text:p text:style-name="P112">allow acct_t var_log_t:dir { read getattr lock search ioctl add_name remove_name write };</text:p>
            <text:p text:style-name="P112">allow acct_t wtmp_t:file { create open getattr setattr read write append rename link unlink ioctl lock };</text:p>
          </table:table-cell>
        </table:table-row>
      </table:table>
      <text:p text:style-name="P75">在 SEAndroid 的 app.te 中,有如下 TT 设置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13">./app.te:86:file_type_auto_trans(appdomain, download_file, download_file)</text:p>
          </table:table-cell>
        </table:table-row>
      </table:table>
      <text:p text:style-name="P75"/>
      <text:p text:style-name="P76">3) File/File System 打 label</text:p>
      <text:p text:style-name="P77"><text:s text:c="8"/>前面一节中, 知道<text:span text:style-name="T24">了</text:span>DT 和 TT。不过这些描述的都是 Transition,即从某种 Type或 Domain 进入另外一种 Type 或 Domain,而上述内容并没有介绍最初的 Type 怎么来。在SELinux 中,对<text:span text:style-name="T25">于</text:span> File 相关的死货(比“死东西”少些一个字)还有一些特殊的语句。<text:span text:style-name="T26">直接看 SEAndroid 中的文件:</text:span></text:p>
      <text:p text:style-name="P78">[external/sepolicy/file_contexts]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14">#从 file_contexts 这个文件名也可看出,该文件描述了死货的 SContext</text:p>
            <text:p text:style-name="P114">#果然:SEAndroid 多各种预先存在的文件,目录等都设置了初始的 SContext</text:p>
            <text:p text:style-name="P114">#注意下面这些*,?号,代表通配符</text:p>
            <text:p text:style-name="P114">/dev(/.*)?<text:span text:style-name="T15"> <text:s text:c="7"/></text:span>u:object_r:device:s0</text:p>
            <text:p text:style-name="P114">/dev/akm8973.*<text:span text:style-name="T15"> <text:s text:c="7"/></text:span>u:object_r:akm_device:s0</text:p>
            <text:p text:style-name="P114">/dev/accelerometer<text:span text:style-name="T15"> <text:s text:c="7"/></text:span><text:span text:style-name="T16">u:object_r:accelerometer_device:s0</text:span></text:p>
            <text:p text:style-name="P114">/dev/alarm<text:span text:style-name="T15"> <text:s text:c="7"/></text:span><text:span text:style-name="T16">u:object_r:alarm_device:s0</text:span></text:p>
            <text:p text:style-name="P114">/dev/android_adb.*<text:span text:style-name="T15"> <text:s text:c="7"/></text:span><text:span text:style-name="T16">u:object_r:adb_device:s0</text:span></text:p>
            <text:p text:style-name="P114">/dev/ashmem<text:span text:style-name="T15"> <text:s text:c="6"/></text:span><text:span text:style-name="T16">u:object_r:ashmem_device:s0</text:span><text:span text:style-name="T15"> </text:span></text:p>
            <text:p text:style-name="P114">/dev/audio.*<text:span text:style-name="T15"> <text:s text:c="7"/></text:span><text:span text:style-name="T16">u:object_r:audio_device:s0</text:span></text:p>
            <text:p text:style-name="P114">/dev/binder<text:span text:style-name="T15"> <text:s text:c="7"/></text:span><text:span text:style-name="T16">u:object_r:binder_device:s0</text:span></text:p>
            <text:p text:style-name="P114">/dev/block(/.*)?<text:span text:style-name="T15"> <text:s text:c="7"/></text:span><text:span text:style-name="T16">u:object_r:block_device:s0</text:span></text:p>
            <text:p text:style-name="P114">......</text:p>
            <text:p text:style-name="P114">#注意下面的--号,SELinux 中类似的符号还有:</text:p>
            <text:p text:style-name="P114">#‘-b’ - Block Device ‘-c’ - Character Device</text:p>
            <text:p text:style-name="P114">#‘-d’ - Directory ‘-p’ - Named Pipe</text:p>
            <text:p text:style-name="P114">#‘-l’ - Symbolic Link ‘-s’ - Socket</text:p>
            <text:p text:style-name="P114">#‘--’ - Ordinary file</text:p>
            <text:p text:style-name="P115">/system(/.*)?<text:span text:style-name="T15"> <text:s text:c="7"/></text:span>u:object_r:system_file:s0</text:p>
            <text:p text:style-name="P115">/system/bin/ash<text:span text:style-name="T15"> <text:s text:c="7"/></text:span><text:span text:style-name="T16">u:object_r:shell_exec:s0</text:span></text:p>
            <text:p text:style-name="P115">/system/bin/mksh<text:span text:style-name="T15"> <text:s text:c="7"/></text:span><text:span text:style-name="T16">u:object_r:shell_exec:s0</text:span></text:p>
            <text:p text:style-name="P116">/system/bin/sh<text:span text:style-name="T15"> <text:s text:c="7"/>--</text:span><text:span text:style-name="T16"> <text:s text:c="6"/>u:object_r:shell_exec:s0</text:span></text:p>
            <text:p text:style-name="P116"><text:span text:style-name="T16"><text:s/>/system/bin/run-as</text:span><text:span text:style-name="T15"> <text:s text:c="7"/></text:span><text:span text:style-name="T16">--</text:span><text:span text:style-name="T15"> <text:s text:c="7"/></text:span><text:span text:style-name="T16">u:object_r:runas_exec:s0</text:span></text:p>
            <text:p text:style-name="P117">/system/bin/app_process<text:span text:style-name="T15"> <text:s text:c="6"/></text:span><text:span text:style-name="T16">u:object_r:zygote_exec:s0</text:span><text:span text:style-name="T15"> </text:span></text:p>
            <text:p text:style-name="P117">/system/bin/servicemanager<text:span text:style-name="T15"> <text:s text:c="6"/></text:span>u:object_r:servicemanager_exec:s0</text:p>
            <text:p text:style-name="P117">/system/bin/surfaceflinger<text:span text:style-name="T15"> <text:s text:c="6"/></text:span>u:object_r:surfaceflinger_exec:s0</text:p>
            <text:p text:style-name="P117">/system/bin/drmserver<text:span text:style-name="T15"> <text:s text:c="6"/></text:span>u:object_r:drmserver_exec:s0</text:p>
          </table:table-cell>
        </table:table-row>
      </table:table>
      <text:p text:style-name="P79"><text:soft-page-break/>上面的内容很简单,下面来个面生的:</text:p>
      <text:p text:style-name="P79">[external/sepolicy/fs_use]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18">#fs_use 中的 fs 代表 file system.fs_use 文件描述了 SELinux 的 labeling 信息在不同文件系统时的处理方式</text:p>
            <text:p text:style-name="P118">#对于常规的文件系统,SContext 信息存储在文件节点(inode)的属性中,系统可通过 getattr</text:p>
            <text:p text:style-name="P118">#函数读取 inode 中的 SContext 信息。对于这种 labeling 方式,SELinux 定义了</text:p>
            <text:p text:style-name="P118">#fs_use_xattr 关键词。这种 SContext 是永远性得保存在文件系统中</text:p>
            <text:p text:style-name="P118">fs_use_xattr yaffs2 u:object_r:labeledfs:s0;</text:p>
            <text:p text:style-name="P118">fs_use_xattr jffs2 u:object_r:labeledfs:s0;</text:p>
            <text:p text:style-name="P118">fs_use_xattr ext2 u:object_r:labeledfs:s0;</text:p>
            <text:p text:style-name="P118">fs_use_xattr ext3 u:object_r:labeledfs:s0;</text:p>
            <text:p text:style-name="P118">fs_use_xattr ext4 u:object_r:labeledfs:s0;</text:p>
            <text:p text:style-name="P118">fs_use_xattr xfs u:object_r:labeledfs:s0;</text:p>
            <text:p text:style-name="P118">fs_use_xattr btrfs u:object_r:labeledfs:s0;</text:p>
            <text:p text:style-name="P118">#对于虚拟文件系统,即 Linux 系统运行过程中创建的 VFS,则使用 fs_use_task 关键字描述</text:p>
            <text:p text:style-name="P118">#目前也仅有 pipefs 和 sockfs 两种 VFS 格式</text:p>
            <text:p text:style-name="P118">fs_use_task pipefs u:object_r:pipefs:s0;</text:p>
            <text:p text:style-name="P118">fs_use_task sockfs u:object_r:sockfs:s0;</text:p>
            <text:p text:style-name="P118">#还没完,还有一个 fs_use_trans,它也是用于 Virtual File System,但根据 SELinux 官方</text:p>
            <text:p text:style-name="P118">#描述,好像这些 VFS 是针对 pseudo terminal 和临时对象。在具体 labeling 的时候,会根据</text:p>
            <text:p text:style-name="P118">#fs_use_trans 以及 TT 的规则来来决定最终的 SContext</text:p>
            <text:p text:style-name="P118">#我们以下面这个例子为例:</text:p>
            <text:p text:style-name="P118">fs_use_trans devpts u:object_r:devpts:s0;</text:p>
            <text:p text:style-name="P118">#假设还有一条 TT 语句</text:p>
            <text:p text:style-name="P118">#type_transition sysadm_t devpts : chr_file sysadm_devpts_t:s0;</text:p>
            <text:p text:style-name="P119">#表示当 sysadm_t 的进程在 Type 为 devpts 下创建一个 chr_file 时,其 SContext 将是sysadm_devpts_t:s0。</text:p>
            <text:p text:style-name="P119"><text:span text:style-name="T27">#</text:span>如果没有这一条 TT,则将使用 fs_use_trans 设置的 SContext:u:object_r:devpts:s0 </text:p>
            <text:p text:style-name="P119"><text:span text:style-name="T27">#</text:span>注意,和前面的 TT 比起来,这里并不是以目录为参考对象,而是以 FileSystem 为参考对象</text:p>
            <text:p text:style-name="P118">fs_use_trans tmpfs u:object_r:tmpfs:s0;</text:p>
            <text:p text:style-name="P118">fs_use_trans devtmpfs u:object_r:device:s0;</text:p>
            <text:p text:style-name="P118">fs_use_trans shm u:object_r:shm:s0;</text:p>
            <text:p text:style-name="P118">fs_use_trans mqueue u:object_r:mqueue:s0;</text:p>
          </table:table-cell>
        </table:table-row>
      </table:table>
      <text:p text:style-name="P80"/>
      <text:p text:style-name="P80">[external/sepolicy/genfs_context]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20">#genfs 中的 gen 为 generalized 之意,即上述三种情况之外的死货,就需要使用 genfscon</text:p>
            <text:p text:style-name="P120">#关键词来打 labeling 了。一般就是/目录,proc 目录,sysfs 等</text:p>
            <text:p text:style-name="P120">genfscon rootfs / u:object_r:rootfs:s0</text:p>
            <text:p text:style-name="P120">genfscon proc / u:object_r:proc:s0</text:p>
            <text:p text:style-name="P120">genfscon proc /net/xt_qtaguid/ctrl u:object_r:qtaguid_proc:s0</text:p>
            <text:p text:style-name="P120">......</text:p>
          </table:table-cell>
        </table:table-row>
      </table:table>
      <text:p text:style-name="P80"/>
      <text:p text:style-name="P96">二 SEAndroid 源码分析</text:p>
      <text:p text:style-name="P13"/>
      <text:p text:style-name="P13">1. init 的 SEAndroid 定制</text:p>
      <text:p text:style-name="P13"><text:s text:c="8"/><text:span text:style-name="T8">Android 平台中,SEAndroid 的初始化由进程的祖先 init 的 main 函数完成,相关代码如下所示:</text:span></text:p>
      <text:p text:style-name="P13"><text:span text:style-name="T8">[--&gt;init.c:main]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21">process_kernel_cmdline();</text:p>
            <text:p text:style-name="P121">//向 SELinux 设置两个回调函数,主要是打印 log</text:p>
            <text:p text:style-name="P121">union selinux_callback cb;</text:p>
            <text:p text:style-name="P121">cb.func_log = klog_write;</text:p>
            <text:p text:style-name="P121">selinux_set_callback(SELINUX_CB_LOG, cb);</text:p>
            <text:p text:style-name="P121">cb.func_audit = audit_callback;</text:p>
            <text:p text:style-name="P121">//selinux_set_callback 由 libselinux 提供。</text:p>
            <text:p text:style-name="P121">selinux_set_callback(SELINUX_CB_AUDIT, cb);</text:p>
            <text:p text:style-name="P121">//初始化 SEAndroid</text:p>
            <text:p text:style-name="P121">selinux_initialize();</text:p>
            <text:p text:style-name="P121">//给下面几个目录打标签!</text:p>
            <text:p text:style-name="P121">restorecon("/dev");</text:p>
            <text:p text:style-name="P121">restorecon("/dev/socket");</text:p>
            <text:p text:style-name="P121"><text:soft-page-break/>restorecon("/dev/__properties__");</text:p>
            <text:p text:style-name="P121">restorecon_recursive("/sys");</text:p>
          </table:table-cell>
        </table:table-row>
      </table:table>
      <text:p text:style-name="P13"><text:span text:style-name="T8">上述代码中的两个重要函数:</text:span></text:p>
      <text:p text:style-name="P13"><text:span text:style-name="T4"><text:s text:c="7"/>●</text:span><text:span text:style-name="T8">selinux_initialize : 初始化 SEAndroid:</text:span></text:p>
      <text:p text:style-name="P13"><text:span text:style-name="T4"><text:s text:c="7"/>●</text:span><text:span text:style-name="T8">一堆的 restoercon,全称应该是 restore context:就是根据 file_contexts 中的内容给一些目录打标签。</text:span></text:p>
      <text:p text:style-name="P13"><text:span text:style-name="T8"/></text:p>
      <text:p text:style-name="P18"><text:span text:style-name="T8">1.1 selinux_initialize 分析</text:span></text:p>
      <text:p text:style-name="P18"><text:span text:style-name="T8"/></text:p>
      <text:p text:style-name="P18"><text:span text:style-name="T8">[--&gt;init.c:: selinux_initialize]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22">static void selinux_initialize(void)</text:p>
            <text:p text:style-name="P122">{</text:p>
            <text:p text:style-name="P122"><text:s text:c="4"/>/*判断 selinux 功能是否启用。方法是:</text:p>
            <text:p text:style-name="P122"><text:s text:c="4"/>1) /sys/fs/selinux 是否存在。或者</text:p>
            <text:p text:style-name="P122"><text:s text:c="4"/>2) ro.boot.selinux 属性不为 disabled</text:p>
            <text:p text:style-name="P122"><text:s text:c="4"/>*/</text:p>
            <text:p text:style-name="P122"><text:s text:c="4"/>if (selinux_is_disabled()) return;</text:p>
            <text:p text:style-name="P122"><text:s text:c="4"/>//加载 sepolicy 文件</text:p>
            <text:p text:style-name="P122"><text:s text:c="4"/>if (selinux_android_load_policy() &lt; 0) {......}</text:p>
            <text:p text:style-name="P122"><text:s text:c="4"/>selinux_init_all_handles();</text:p>
            <text:p text:style-name="P122"><text:s text:c="4"/>/*selinux 有两种工作模式,</text:p>
            <text:p text:style-name="P122"><text:s text:c="4"/>“permissive”:所有操作都被允许(即没有 MAC),但是如果有违反权限的话,会记录日志</text:p>
            <text:p text:style-name="P122"><text:s text:c="4"/>“enforcing”:所有操作都会进行权限检查</text:p>
            <text:p text:style-name="P122"><text:s text:c="4"/>*/</text:p>
            <text:p text:style-name="P122"><text:s text:c="4"/>bool is_enforcing = selinux_is_enforcing();</text:p>
            <text:p text:style-name="P122"><text:s text:c="4"/>//设置 SELinux 的模式</text:p>
            <text:p text:style-name="P122"><text:s text:c="4"/>security_setenforce(is_enforcing);</text:p>
            <text:p text:style-name="P122">}</text:p>
          </table:table-cell>
        </table:table-row>
      </table:table>
      <text:p text:style-name="P18"><text:span text:style-name="T8"/></text:p>
      <text:p text:style-name="P17"><text:span text:style-name="T8">1) selinux_android_load_policy</text:span></text:p>
      <text:p text:style-name="P19"><text:span text:style-name="T8">[--&gt;external/libselinux/src/android.c:: selinux_android_load_policy]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23">int selinux_android_load_policy(void)</text:p>
            <text:p text:style-name="P123">{</text:p>
            <text:p text:style-name="P123"><text:span text:style-name="T28"><text:s text:c="4"/></text:span>char *mnt = SELINUXMNT;// 值为/sys/fs/selinux</text:p>
            <text:p text:style-name="P123"><text:span text:style-name="T28"><text:s text:c="4"/></text:span>int rc;//挂载/sys/fs/selinux,SELINUXFS 值为"selinuxfs"</text:p>
            <text:p text:style-name="P123"><text:span text:style-name="T28"><text:s text:c="4"/></text:span>rc = mount(SELINUXFS, mnt, SELINUXFS, 0, NULL);</text:p>
            <text:p text:style-name="P123"><text:span text:style-name="T28"><text:s text:c="4"/></text:span>......</text:p>
            <text:p text:style-name="P123"><text:span text:style-name="T28"><text:s text:c="4"/></text:span>// /sys/fs/selinux 为 userpace 和 kernel 中的 SELinux 模块交互的通道</text:p>
            <text:p text:style-name="P123"><text:span text:style-name="T28"><text:s text:c="4"/></text:span>set_selinuxmnt(mnt);//此函数定义在 selinux.h 中,属于 libselinux API.</text:p>
            <text:p text:style-name="P123"><text:span text:style-name="T28"><text:s text:c="4"/></text:span>return selinux_android_reload_policy(); //加载 SEAndroid 中的 policy 文件</text:p>
            <text:p text:style-name="P123">}</text:p>
          </table:table-cell>
        </table:table-row>
      </table:table>
      <text:p text:style-name="P20"><text:span text:style-name="T8"/></text:p>
      <text:p text:style-name="P20"><text:span text:style-name="T8">用户空间进程可同读写/sys/fs/selinux 的各个文件或其中的子目录来通知 Kernel 中的SELinux 完成相关的操作。</text:span></text:p>
      <text:p text:style-name="P20"><text:span text:style-name="T8"/></text:p>
      <text:p text:style-name="P21"><text:span text:style-name="T8">接下来看看 selinux_android_reload_policy 函数:</text:span></text:p>
      <text:p text:style-name="P21"><text:span text:style-name="T8">[--&gt;external/libselinux/src/android.c:: selinux_android_reload_policy]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24">int selinux_android_reload_policy(void)</text:p>
            <text:p text:style-name="P124">{</text:p>
            <text:p text:style-name="P124"><text:span text:style-name="T28"><text:s text:c="4"/></text:span>int fd = -1, rc;</text:p>
            <text:p text:style-name="P124"><text:span text:style-name="T28"><text:s text:c="4"/></text:span>struct stat sb;</text:p>
            <text:p text:style-name="P124"><text:span text:style-name="T28"><text:s text:c="4"/></text:span>void *map = NULL;</text:p>
            <text:p text:style-name="P124"><text:span text:style-name="T28"><text:s text:c="4"/></text:span>int i = 0;</text:p>
            <text:p text:style-name="P124"><text:span text:style-name="T28"><text:s text:c="4"/></text:span>// sepolicy_file 指明 sepolicy 文件的路径。Android 中有两处,第一个是</text:p>
            <text:p text:style-name="P124"><text:span text:style-name="T28"><text:s text:c="4"/></text:span>// /data/security/current/sepolicy。第二个是 root 目录下的 sepolicy 文件。</text:p>
            <text:p text:style-name="P124"><text:span text:style-name="T28"><text:s text:c="4"/></text:span>//下面这段逻辑可知,SEAndroid 只使用其中的一个,如果/data/目录下有 sepolicy 文件,则优先使用它</text:p>
            <text:p text:style-name="P124"><text:span text:style-name="T28"><text:s text:c="4"/></text:span>while (fd &lt; 0 &amp;&amp; sepolicy_file[i]) {</text:p>
            <text:p text:style-name="P124"><text:span text:style-name="T28"><text:s text:c="8"/></text:span>fd = open(sepolicy_file[i], O_RDONLY | O_NOFOLLOW);</text:p>
            <text:p text:style-name="P124"><text:span text:style-name="T28"><text:s text:c="8"/></text:span>i++;</text:p>
            <text:p text:style-name="P124"><text:span text:style-name="T28"><text:s text:c="4"/></text:span>}</text:p>
            <text:p text:style-name="P124"><text:soft-page-break/><text:span text:style-name="T28"><text:s text:c="4"/></text:span>......</text:p>
            <text:p text:style-name="P124"><text:span text:style-name="T28"><text:s text:c="4"/></text:span>map = mmap(NULL, sb.st_size, PROT_READ, MAP_PRIVATE, fd, 0);</text:p>
            <text:p text:style-name="P124"><text:span text:style-name="T28"><text:s text:c="4"/></text:span>......</text:p>
            <text:p text:style-name="P124"><text:span text:style-name="T28"><text:s text:c="4"/></text:span>//假设使用根目录下的 sepolicy 文件。下面这个函数由 selinux.h 定义,它将此文件加载到</text:p>
            <text:p text:style-name="P124"><text:span text:style-name="T28"><text:s text:c="4"/></text:span>//内核中</text:p>
            <text:p text:style-name="P124"><text:span text:style-name="T28"><text:s text:c="4"/></text:span>rc = security_load_policy(map, sb.st_size);</text:p>
            <text:p text:style-name="P124"><text:span text:style-name="T28"><text:s text:c="4"/></text:span>......</text:p>
            <text:p text:style-name="P124"><text:span text:style-name="T28"><text:s text:c="4"/></text:span>munmap(map, sb.st_size);</text:p>
            <text:p text:style-name="P124"><text:span text:style-name="T28"><text:s text:c="4"/></text:span>close(fd);</text:p>
            <text:p text:style-name="P124"><text:span text:style-name="T28"><text:s text:c="4"/></text:span>return 0;</text:p>
            <text:p text:style-name="P124">}</text:p>
          </table:table-cell>
        </table:table-row>
      </table:table>
      <text:p text:style-name="P22"><text:span text:style-name="T8"><text:s text:c="8"/></text:span></text:p>
      <text:p text:style-name="P22"><text:span text:style-name="T8"><text:s text:c="8"/>init 通过 mmap 的方式,将 sepolicy 文件传递给了 kernel。init 使用了 libselinux 提供的API 函数来完成相关操作。而 libselinux 则是通过操作/sys/fs/selinux 下的文件来完成和 Kernel中 SELinux 模块的交互。</text:span></text:p>
      <text:p text:style-name="P23"><text:span text:style-name="T8"><text:s text:c="8"/>总之,selinux_android_load_policy 干得最重要的一件事情就是将 sepolicy 文件传递给Kernel,这样 Kernel 就有了安全策略配置文件,后续的 MAC 才能开展起来。</text:span></text:p>
      <text:p text:style-name="P23"><text:span text:style-name="T8"/></text:p>
      <text:p text:style-name="P23"><text:span text:style-name="T8">2) selinux_init_all_handles</text:span></text:p>
      <text:p text:style-name="P24"><text:span text:style-name="T8"><text:s text:c="8"/>前面讲过,init 要给一些死货和 property 打标签,为了完成这个工作,根据 libselinux 的API,init 需要先创建两个 handler,代码在 selinux_init_all_handles 中:</text:span></text:p>
      <text:p text:style-name="P24"><text:span text:style-name="T8">[--&gt;init.c:: selinux_init_all_handles]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25">void selinux_init_all_handles(void)</text:p>
            <text:p text:style-name="P125">{</text:p>
            <text:p text:style-name="P126"><text:span text:style-name="T28"><text:s text:c="4"/></text:span>sehandle = selinux_android_file_context_handle();</text:p>
            <text:p text:style-name="P126"><text:span text:style-name="T28"><text:s text:c="4"/></text:span>sehandle_prop = selinux_android_prop_context_handle();</text:p>
            <text:p text:style-name="P125">}</text:p>
          </table:table-cell>
        </table:table-row>
      </table:table>
      <text:p text:style-name="P25"><text:span text:style-name="T8">创建两个 handler,主要为后续做 labeling 控制。我们来看看 prop 的 context:</text:span></text:p>
      <text:p text:style-name="P25"><text:span text:style-name="T8">[--&gt;init.c::selinux_android_prop_context_handle]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27">struct selabel_handle* selinux_android_prop_context_handle(void)</text:p>
            <text:p text:style-name="P127">{</text:p>
            <text:p text:style-name="P127"><text:span text:style-name="T28"><text:s text:c="4"/></text:span>int i = 0;</text:p>
            <text:p text:style-name="P127"><text:span text:style-name="T28"><text:s text:c="4"/></text:span>struct selabel_handle* sehandle = NULL;</text:p>
            <text:p text:style-name="P127"><text:span text:style-name="T28"><text:s text:c="4"/></text:span>//setopts_prop 也有两个值:</text:p>
            <text:p text:style-name="P127"><text:span text:style-name="T28"><text:s text:c="4"/></text:span>//第一个是/data/security/property_contexts。第二个是/property_contexts</text:p>
            <text:p text:style-name="P127"><text:span text:style-name="T28"><text:s text:c="4"/></text:span>while ((sehandle == NULL) &amp;&amp; seopts_prop[i].value) {</text:p>
            <text:p text:style-name="P127"><text:span text:style-name="T28"><text:s text:c="8"/></text:span>sehandle = selabel_open(SELABEL_CTX_ANDROID_PROP, &amp;seopts_prop[i], 1);</text:p>
            <text:p text:style-name="P127"><text:span text:style-name="T28"><text:s text:c="8"/></text:span>i++;</text:p>
            <text:p text:style-name="P127"><text:span text:style-name="T28"><text:s text:c="4"/></text:span>}</text:p>
            <text:p text:style-name="P127"><text:span text:style-name="T28"><text:s text:c="4"/></text:span>//假设采用的是根目录下的 property_context 文件</text:p>
            <text:p text:style-name="P127"><text:span text:style-name="T28"><text:s text:c="4"/></text:span>......</text:p>
            <text:p text:style-name="P127"><text:span text:style-name="T28"><text:s text:c="4"/></text:span>return sehandle;</text:p>
            <text:p text:style-name="P127">}</text:p>
          </table:table-cell>
        </table:table-row>
      </table:table>
      <text:p text:style-name="P26"><text:span text:style-name="T8">handler 其实就是为了打开 xxx_context 文件。由于它们和 restorecon 有关,下面直接来看 restorecon 函数,看看这些 handler 是怎么个用法。</text:span></text:p>
      <text:p text:style-name="P26"><text:span text:style-name="T8"/></text:p>
      <text:p text:style-name="P14">1.2 restorecon 分析</text:p>
      <text:p text:style-name="P81">[--&gt;init.c::restorecon]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28">int restorecon(const char *pathname)</text:p>
            <text:p text:style-name="P128">{</text:p>
            <text:p text:style-name="P128"><text:span text:style-name="T28"><text:s text:c="4"/></text:span>char *secontext = NULL;</text:p>
            <text:p text:style-name="P128"><text:span text:style-name="T28"><text:s text:c="4"/></text:span>struct stat sb;</text:p>
            <text:p text:style-name="P128"><text:span text:style-name="T28"><text:s text:c="4"/></text:span>int i;</text:p>
            <text:p text:style-name="P128"><text:span text:style-name="T28"><text:s text:c="4"/></text:span>if (is_selinux_enabled() &lt;= 0 || !sehandle)</text:p>
            <text:p text:style-name="P128"><text:span text:style-name="T28"><text:s text:c="8"/></text:span>return 0;</text:p>
            <text:p text:style-name="P128"><text:span text:style-name="T28"><text:s text:c="4"/></text:span>if (lstat(pathname, &amp;sb) &lt; 0)</text:p>
            <text:p text:style-name="P128"><text:span text:style-name="T28"><text:s text:c="8"/></text:span>return -errno;</text:p>
            <text:p text:style-name="P128"><text:span text:style-name="T28"><text:s text:c="4"/></text:span>//查找 file_context 文件中是否包含有 pathname 路径的控制选项</text:p>
            <text:p text:style-name="P128"><text:span text:style-name="T28"><text:s text:c="4"/></text:span>if (selabel_lookup(sehandle, &amp;secontext, pathname, sb.st_mode) &lt; 0)</text:p>
            <text:p text:style-name="P128"><text:soft-page-break/><text:span text:style-name="T28"><text:s text:c="8"/></text:span>return -errno;</text:p>
            <text:p text:style-name="P128"><text:span text:style-name="T28"><text:s text:c="4"/></text:span>//设置 patchname 目录的 security_context,lsetfilecon 的实现非常简单,就是调用</text:p>
            <text:p text:style-name="P128"><text:span text:style-name="T28"><text:s text:c="4"/></text:span>if (lsetfilecon(pathname, secontext) &lt; 0) {</text:p>
            <text:p text:style-name="P128"><text:span text:style-name="T28"><text:s text:c="8"/></text:span>freecon(secontext);</text:p>
            <text:p text:style-name="P128"><text:span text:style-name="T28"><text:s text:c="8"/></text:span>return -errno;</text:p>
            <text:p text:style-name="P128"><text:span text:style-name="T28"><text:s text:c="4"/></text:span>}</text:p>
            <text:p text:style-name="P128"><text:span text:style-name="T28"><text:s text:c="4"/></text:span>freecon(secontext);</text:p>
            <text:p text:style-name="P128"><text:span text:style-name="T28"><text:s text:c="4"/></text:span>return 0;</text:p>
            <text:p text:style-name="P128">}</text:p>
          </table:table-cell>
        </table:table-row>
      </table:table>
      <text:p text:style-name="P82">想知道 selinux 是如何 labeling 一个文件或目录的吗?答案在 lsetfilecon 中:</text:p>
      <text:p text:style-name="P82">[--&gt;external/libselinux/src/lsetfilecon.c:: lsetfilecon]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29">int lsetfilecon(const char *path, const security_context_t context)</text:p>
            <text:p text:style-name="P129">{</text:p>
            <text:p text:style-name="P129"><text:span text:style-name="T28"><text:s text:c="4"/></text:span>//设置文件系统的属性</text:p>
            <text:p text:style-name="P129"><text:span text:style-name="T28"><text:s text:c="4"/></text:span>return lsetxattr(path, XATTR_NAME_SELINUX, context, strlen(context) + 1,0);</text:p>
            <text:p text:style-name="P129">}</text:p>
          </table:table-cell>
        </table:table-row>
      </table:table>
      <text:p text:style-name="P82"/>
      <text:p text:style-name="P15">1.3 property 权限检查</text:p>
      <text:p text:style-name="P83"><text:s text:c="8"/>一般而言,SELinux 权限检查都是由 kernel 来完成的,不过对于 Android 平台中的Property 而言,这却完全是一个用户空间的内容。所以,我们看看 init 是如何使用 libselinux来完成用户空间的权限检查的。</text:p>
      <text:p text:style-name="P84"><text:s text:c="8"/>每当其他进程通过 setprop 函数设置属性时,property_service 中有一个叫 <text:span text:style-name="T29">check_mac_perms函数</text:span></text:p>
      <text:p text:style-name="P83">[system/core/init/property_service.c:: check_mac_perms]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30">static int check_mac_perms(const char *name, char *sctx)</text:p>
            <text:p text:style-name="P130">{</text:p>
            <text:p text:style-name="P130"><text:span text:style-name="T28"><text:s text:c="4"/></text:span>if (is_selinux_enabled() &lt;= 0)</text:p>
            <text:p text:style-name="P130"><text:span text:style-name="T28"><text:s text:c="8"/></text:span>return 1;</text:p>
            <text:p text:style-name="P130"><text:span text:style-name="T28"><text:s text:c="4"/></text:span>char *tctx = NULL;</text:p>
            <text:p text:style-name="P130"><text:span text:style-name="T28"><text:s text:c="4"/></text:span>const char *class = "property_service";</text:p>
            <text:p text:style-name="P130"><text:span text:style-name="T28"><text:s text:c="4"/></text:span>const char *perm = "set";</text:p>
            <text:p text:style-name="P130"><text:span text:style-name="T28"><text:s text:c="4"/></text:span>int result = 0;</text:p>
            <text:p text:style-name="P130"><text:span text:style-name="T28"><text:s text:c="4"/></text:span>......</text:p>
            <text:p text:style-name="P130"><text:span text:style-name="T28"><text:s text:c="4"/></text:span>//检查 property_context 中是否定义了目标 SContext,即 tctx。</text:p>
            <text:p text:style-name="P130"><text:span text:style-name="T28"><text:s text:c="4"/></text:span>if (selabel_lookup(sehandle_prop, &amp;tctx, name, 1) != 0) goto err;</text:p>
            <text:p text:style-name="P130"><text:span text:style-name="T28"><text:s text:c="4"/></text:span>//将源 SContext 和目标 SContext 进行比较,判断是否有相关权限。name 是属性的名字</text:p>
            <text:p text:style-name="P130"><text:span text:style-name="T28"><text:s text:c="4"/></text:span>//源 SContext 是调用 setprop 进程的 SContext。目标 SContext 是 property_context</text:p>
            <text:p text:style-name="P130"><text:span text:style-name="T28"><text:s text:c="4"/></text:span>//文件中定义的 SContext。</text:p>
            <text:p text:style-name="P130"><text:span text:style-name="T28"><text:s text:c="4"/></text:span>if (selinux_check_access(sctx, tctx, class, perm, name) == 0)</text:p>
            <text:p text:style-name="P130"><text:span text:style-name="T28"><text:s text:c="8"/></text:span>result = 1;</text:p>
            <text:p text:style-name="P130"><text:span text:style-name="T28"><text:s text:c="4"/></text:span>freecon(tctx);</text:p>
            <text:p text:style-name="P130">err:</text:p>
            <text:p text:style-name="P130"><text:span text:style-name="T28"><text:s text:c="4"/></text:span>return result;</text:p>
            <text:p text:style-name="P130">}</text:p>
          </table:table-cell>
        </table:table-row>
      </table:table>
      <text:p text:style-name="P85"/>
      <text:p text:style-name="P85">用户空间的权限检查主要就是通过selinux_check_access 完成,其输入参数包括:</text:p>
      <text:p text:style-name="P86"><text:span text:style-name="T3"><text:s text:c="7"/>●</text:span>源的 SContext:它就是调用 setprop 的进程的 Scontext</text:p>
      <text:p text:style-name="P86"><text:span text:style-name="T3"><text:s text:c="7"/>●</text:span>目标的 SContext:不同的属性有不同的 SContext,这是 在 property_context 中定义的。</text:p>
      <text:p text:style-name="P86"><text:span text:style-name="T3"><text:s text:c="7"/>●</text:span>要检查的 Object class (系统所支持的类在 external/sepolicy/security_classes 文件中定义)。</text:p>
      <text:p text:style-name="P87"><text:span text:style-name="T3"><text:s text:c="7"/>●</text:span>操作名称(perm,由 access vector 定义。对 Property 这种 Object class 而言,其唯一需要做权限检查的操作就是 set。读者可参考 external/sepolicy/access_vectors 这个文件)。</text:p>
      <text:p text:style-name="P87"><text:span text:style-name="T3"><text:s text:c="7"/>●</text:span>具体的哪一个属性(name 参数指定,就是具体指明哪一文件)。</text:p>
      <text:p text:style-name="P87"/>
      <text:p text:style-name="P16">2. 应用程序中的 SELinux</text:p>
      <text:p text:style-name="P88"><text:s text:c="8"/>对应用程序而言,最重要的工作就是管理它们的 DT 和 TT:</text:p>
      <text:p text:style-name="P89"><text:span text:style-name="T3"><text:s text:c="7"/>●</text:span>所有 Android 的 Application 对应的进程都是从 zygote 进程中 fork 出来的。从前文介绍 DT 的知识可知,在做 DT 时,可以根据所执行的不同 Type 的文件来转换到不同的 DT。但这个对 Android 而言不可行。因为 zygote 在 fork 子进程后,并没有执行 execv。</text:p>
      <text:p text:style-name="P89"><text:span text:style-name="T3"><text:s text:c="7"/>●</text:span>apk 在安装后,都会在/data/data/目录下建立自己对于的文件夹,这个工作是由 installd来完成的。同样,installd 应该给这些不同的文件夹打上对应的 label。</text:p>
      <text:p text:style-name="P90"><text:soft-page-break/>我们先来看应用程序的 DT。</text:p>
      <text:p text:style-name="P90"/>
      <text:p text:style-name="P27">2.1 Java 应用程序的 DT</text:p>
      <text:p text:style-name="P28"><text:s text:c="7"/><text:span text:style-name="T8"><text:s/></text:span><text:span text:style-name="T9">Android 中应用进程(就是 APK 所在的进程)的 DT 转换其实很简单,它及其具有 Android特色:</text:span></text:p>
      <text:p text:style-name="P29"><text:span text:style-name="T4"><text:s text:c="7"/>●</text:span><text:span text:style-name="T8">普通的 DT 是根据所 execv 文件的 Type 来设置 DT 转换条件。</text:span></text:p>
      <text:p text:style-name="P29"><text:span text:style-name="T4"><text:s text:c="7"/>●</text:span><text:span text:style-name="T8">而 Android 中则根据该 APK 签名信息来讲最终的进程转换到几种预设值的 Domain中。</text:span></text:p>
      <text:p text:style-name="P29"><text:span text:style-name="T8"/></text:p>
      <text:p text:style-name="P29"><text:span text:style-name="T8">1) mac_permissions.xml 的用途</text:span></text:p>
      <text:p text:style-name="P30"><text:span text:style-name="T8"><text:s text:c="8"/>我们先来看 PackageManagerService:</text:span></text:p>
      <text:p text:style-name="P30"><text:span text:style-name="T8">[--&gt;PackageManagerService.java::PackageManageService]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31">......</text:p>
            <text:p text:style-name="P131">/*下面这个函数将尝试解析</text:p>
            <text:p text:style-name="P131">1)/data/security/mac_permissions.xml 或</text:p>
            <text:p text:style-name="P131">2)/system/etc/security/mac_permissions.xml 中的内容。</text:p>
            <text:p text:style-name="P131">*/</text:p>
            <text:p text:style-name="P131">mFoundPolicyFile = SELinuxMMAC.readInstallPolicy();</text:p>
          </table:table-cell>
        </table:table-row>
      </table:table>
      <text:p text:style-name="P30"><text:span text:style-name="T8">注意,mac_permissions.xml 位于 external/sepolicy 中,该文件内容如下: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32">Add <text:s/>mac_permissions.xml content</text:p>
          </table:table-cell>
        </table:table-row>
      </table:table>
      <text:p text:style-name="P31"><text:span text:style-name="T8">在系统过程中,</text:span><text:span text:style-name="T10">mac_permissions.xml 文件</text:span><text:span text:style-name="T8">中的@RELEASE,@PLATFORM 等内容会被 RELEASE、PLATFORM 签名信息替换。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33"/>
          </table:table-cell>
        </table:table-row>
      </table:table>
      <text:p text:style-name="P31"><text:span text:style-name="T8"/></text:p>
      <text:p text:style-name="P31"><text:span text:style-name="T8">mac_permissions.xml 保存了不同签名所对应的 seinfo:如 seinfo 为 platform 时的签名是什么,seinfo 为 media 的时候签名又是什么。那么,这些信息有啥用呢?来看下文。</text:span></text:p>
      <text:p text:style-name="P31"><text:span text:style-name="T8"/></text:p>
      <text:p text:style-name="P31"><text:span text:style-name="T8">2) 扫描 APK</text:span></text:p>
      <text:p text:style-name="P32"><text:span text:style-name="T8"><text:s text:c="8"/>当 APK 安装时,也就是 APK 被 PKMGS 扫描的时候,有如下的代码:</text:span></text:p>
      <text:p text:style-name="P32"><text:span text:style-name="T8">[--&gt;PackageManagerService.java::ScanPackageLI]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34">if (mFoundPolicyFile) {</text:p>
            <text:p text:style-name="P134"><text:s text:c="4"/>//下面这个函数将根据签名信息赋值 seinfo 值给对应的 apk</text:p>
            <text:p text:style-name="P134"><text:s text:c="4"/>SELinuxMMAC.assignSeinfoValue(pkg);</text:p>
            <text:p text:style-name="P134">}</text:p>
          </table:table-cell>
        </table:table-row>
      </table:table>
      <text:p text:style-name="P32"><text:span text:style-name="T8"/></text:p>
      <text:p text:style-name="P32"><text:span text:style-name="T8">[--</text:span><text:span text:style-name="T11">&gt;</text:span><text:span text:style-name="T8">SELinuxMMAC.java::assignSeinfoValue]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35">public static void assignSeinfoValue(PackageParser.Package pkg) {</text:p>
            <text:p text:style-name="P135"><text:span text:style-name="T30"><text:s text:c="4"/></text:span>//对于系统 app(预装的,位于 system 目录下的)</text:p>
            <text:p text:style-name="P135"><text:span text:style-name="T30"><text:s text:c="4"/></text:span>if (((pkg.applicationInfo.flags &amp; ApplicationInfo.FLAG_SYSTEM) != 0) ||</text:p>
            <text:p text:style-name="P135"><text:span text:style-name="T30"><text:s text:c="8"/></text:span>((pkg.applicationInfo.flags &amp;ApplicationInfo.FLAG_UPDATED_SYSTEM_APP) != 0)) {</text:p>
            <text:p text:style-name="P135"><text:span text:style-name="T30"><text:s text:c="8"/></text:span>for (Signature s : pkg.mSignatures) {</text:p>
            <text:p text:style-name="P135"><text:span text:style-name="T30"><text:s text:c="12"/></text:span>if (s == null) continue;</text:p>
            <text:p text:style-name="P135"><text:span text:style-name="T30"><text:s text:c="12"/></text:span>//sSigSeinfo 存储了 mac_permissions.xml 中 seinfo 标签的内容</text:p>
            <text:p text:style-name="P135"><text:span text:style-name="T30"><text:s text:c="12"/></text:span>if (sSigSeinfo.containsKey(s)) {</text:p>
            <text:p text:style-name="P135"><text:span text:style-name="T30"><text:s text:c="16"/></text:span>String seinfo = pkg.applicationInfo.seinfo = sSigSeinfo.get(s);</text:p>
            <text:p text:style-name="P135"><text:span text:style-name="T30"><text:s text:c="16"/></text:span>return;</text:p>
            <text:p text:style-name="P135"><text:span text:style-name="T30"><text:s text:c="13"/></text:span>}</text:p>
            <text:p text:style-name="P135"><text:span text:style-name="T30"><text:s text:c="8"/></text:span>}</text:p>
            <text:p text:style-name="P135"><text:span text:style-name="T30"><text:s text:c="8"/></text:span>//sPackageSeinfo 存储了 xml 中 package 标签下 seinfo 子标签的内容</text:p>
            <text:p text:style-name="P135"><text:span text:style-name="T30"><text:s text:c="8"/></text:span>if (sPackageSeinfo.containsKey(pkg.packageName)) {</text:p>
            <text:p text:style-name="P135"><text:span text:style-name="T30"><text:s text:c="12"/></text:span>String seinfo = pkg.applicationInfo.seinfo =</text:p>
            <text:p text:style-name="P135"><text:span text:style-name="T30"><text:s text:c="12"/></text:span>sPackageSeinfo.get(pkg.packageName);</text:p>
            <text:p text:style-name="P135"><text:span text:style-name="T30"><text:s text:c="12"/></text:span>return;</text:p>
            <text:p text:style-name="P135"><text:span text:style-name="T30"><text:s text:c="8"/></text:span>}</text:p>
            <text:p text:style-name="P135"><text:span text:style-name="T30"><text:s text:c="4"/></text:span>}</text:p>
            <text:p text:style-name="P135"><text:span text:style-name="T30"><text:s text:c="4"/></text:span>//default 标签中 seinfo 的值</text:p>
            <text:p text:style-name="P135"><text:span text:style-name="T30"><text:s text:c="4"/></text:span>String seinfo = pkg.applicationInfo.seinfo = sSigSeinfo.get(null);</text:p>
            <text:p text:style-name="P135"><text:span text:style-name="T30"><text:s text:c="4"/></text:span>......</text:p>
            <text:p text:style-name="P135">}</text:p>
          </table:table-cell>
        </table:table-row>
      </table:table>
      <text:p text:style-name="P33"><text:soft-page-break/><text:span text:style-name="T8"><text:s text:c="8"/>assignSeinfoValue 的功能如上代码所示,它根据 apk 的签名信息来赋值不同的 seinfo,也就是诸如"platform",”media“之类的值。</text:span></text:p>
      <text:p text:style-name="P34"><text:span text:style-name="T8"><text:s text:c="7"/></text:span><text:span text:style-name="T12">注意:seinfo就是 Android 为 App 定义的 SContext 中的 Domain 的值。</text:span></text:p>
      <text:p text:style-name="P34"><text:span text:style-name="T12"/></text:p>
      <text:p text:style-name="P35"><text:span text:style-name="T12">3) App 的 DT 转换</text:span></text:p>
      <text:p text:style-name="P36"><text:span text:style-name="T12"><text:s text:c="8"/>ActivityManagerService 负责启动目标应用进程,相关代码如下所示:</text:span></text:p>
      <text:p text:style-name="P36"><text:span text:style-name="T12">[--&gt;ActivityManagerService.java:: startProcessLocked]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36">Process.ProcessStartResult startResult =</text:p>
            <text:p text:style-name="P136"><text:s text:c="11"/>Process.start("android.app.ActivityThread",</text:p>
            <text:p text:style-name="P136"><text:s text:c="11"/>app.processName, uid, uid, gids, debugFlags, mountExternal,</text:p>
            <text:p text:style-name="P136"><text:s text:c="11"/>app.info.targetSdkVersion, app.info.seinfo, null);</text:p>
          </table:table-cell>
        </table:table-row>
      </table:table>
      <text:p text:style-name="P37"><text:span text:style-name="T12">zygote 进程将 fork 一个子进程,相关函数在:</text:span></text:p>
      <text:p text:style-name="P37"><text:span text:style-name="T12">[--&gt;ZygoteConnection.java::runOnce]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37">pid = Zygote.forkAndSpecialize(parsedArgs.uid, parsedArgs.gid, parsedArgs.gids,</text:p>
            <text:p text:style-name="P137"><text:span text:style-name="T32"><text:s text:c="11"/></text:span>parsedArgs.debugFlags, rlimits, parsedArgs.mountExternal,</text:p>
            <text:p text:style-name="P137"><text:span text:style-name="T32"><text:s text:c="11"/></text:span>parsedArgs.seInfo,parsedArgs.niceName);</text:p>
          </table:table-cell>
        </table:table-row>
      </table:table>
      <text:p text:style-name="P38"><text:span text:style-name="T12"/></text:p>
      <text:p text:style-name="P38"><text:span text:style-name="T12"><text:s text:c="8"/>该函数由 JNI 实现,代码在 dalvik/vm/native/ dalvik_system_Zygote.cpp 中,其中最重要的是内部所调用的 forkAndSpecializeCommon:</text:span></text:p>
      <text:p text:style-name="P38"><text:span text:style-name="T12">[--&gt;dalvik_system_Zygote.cpp:: forkAndSpecializeCommon]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38">pid = fork();</text:p>
            <text:p text:style-name="P138">if (pid == 0) {</text:p>
            <text:p text:style-name="P138"><text:s text:c="4"/>......</text:p>
            <text:p text:style-name="P138"><text:s text:c="4"/>err = setSELinuxContext(uid, isSystemServer, seInfo, niceName);</text:p>
            <text:p text:style-name="P138"><text:s text:c="4"/>.....}</text:p>
          </table:table-cell>
        </table:table-row>
      </table:table>
      <text:p text:style-name="P38"><text:span text:style-name="T12"/></text:p>
      <text:p text:style-name="P38"><text:span text:style-name="T12">[--</text:span><text:span text:style-name="T13">&gt;</text:span><text:span text:style-name="T12">external/libselinux/android.c::selinux_android_setcontext]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39">int selinux_android_setcontext(uid_t uid,int isSystemServer,</text:p>
            <text:p text:style-name="P139">const char *seinfo,const char *pkgname)</text:p>
            <text:p text:style-name="P139">{</text:p>
            <text:p text:style-name="P139"><text:s text:c="4"/>char *orig_ctx_str = NULL, *ctx_str;</text:p>
            <text:p text:style-name="P139"><text:s text:c="4"/>context_t ctx = NULL;</text:p>
            <text:p text:style-name="P139"><text:s text:c="4"/>int rc = -1;</text:p>
            <text:p text:style-name="P139"><text:s text:c="4"/>if (is_selinux_enabled() &lt;= 0)</text:p>
            <text:p text:style-name="P139"><text:s text:c="8"/>return 0;</text:p>
            <text:p text:style-name="P139"><text:s text:c="4"/>//重要函数: seapp_context_init,内部将调用 selinux_android_seapp_context_reload</text:p>
            <text:p text:style-name="P139"><text:s text:c="4"/>//以加载 seapp_contexts 文件。</text:p>
            <text:p text:style-name="P139"><text:s text:c="4"/>// 1) /data/security/current/seapp_contexts 或者</text:p>
            <text:p text:style-name="P139"><text:s text:c="4"/>// 2) /seapp_contexts</text:p>
            <text:p text:style-name="P139"><text:s text:c="4"/>本例而言,就是根目录下的这个 seapp_context 文件</text:p>
            <text:p text:style-name="P139"><text:s text:c="4"/>__selinux_once(once, seapp_context_init);</text:p>
            <text:p text:style-name="P139"><text:s text:c="4"/>rc = getcon(&amp;ctx_str);</text:p>
            <text:p text:style-name="P139"><text:s text:c="4"/>ctx = context_new(ctx_str);</text:p>
            <text:p text:style-name="P139"><text:s text:c="4"/>orig_ctx_str = ctx_str;</text:p>
            <text:p text:style-name="P139"><text:s text:c="4"/>//从 zygote 进程 fork 出来后,最初的 SContext 取值为 u:r:zygote:s0</text:p>
            <text:p text:style-name="P139"><text:s text:c="4"/>//下面这个函数将根据 uid,pkgname 等设置最终的 SC。例如 u:r:system_app:s0 等</text:p>
            <text:p text:style-name="P139"><text:s text:c="4"/>rc = seapp_context_lookup(SEAPP_DOMAIN, uid, isSystemServer, seinfo, pkgname,ctx);</text:p>
            <text:p text:style-name="P139"><text:s text:c="4"/>ctx_str = context_str(ctx);</text:p>
            <text:p text:style-name="P139"><text:s text:c="4"/>rc = security_check_context(ctx_str);</text:p>
            <text:p text:style-name="P139"><text:s text:c="4"/>if (strcmp(ctx_str, orig_ctx_str)) {</text:p>
            <text:p text:style-name="P139"><text:s text:c="8"/>rc = setcon(ctx_str);</text:p>
            <text:p text:style-name="P139"><text:s text:c="4"/>}</text:p>
            <text:p text:style-name="P139"><text:s text:c="4"/>rc = 0;</text:p>
            <text:p text:style-name="P139"><text:s text:c="4"/>...…</text:p>
            <text:p text:style-name="P139"><text:s text:c="4"/>return rc;</text:p>
            <text:p text:style-name="P139">}</text:p>
          </table:table-cell>
        </table:table-row>
      </table:table>
      <text:p text:style-name="P39"><text:span text:style-name="T12">下表</text:span><text:span text:style-name="T8">是</text:span><text:span text:style-name="T12">seapp_context 的内容,非常简单: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40"/>
          </table:table-cell>
        </table:table-row>
      </table:table>
      <text:p text:style-name="P40"><text:soft-page-break/><text:span text:style-name="T12"><text:s text:c="8"/>上面代码中的 seapp_context_lookup 将根据seapp_context的内容,通过不同的 apk 所对应的 seinfo,找到他们的目标 domain,然后再设置为它们新的 SContext。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33">利用<text:span text:style-name="T33">ps -Z查看apk的SContext,如下</text:span></text:p>
          </table:table-cell>
        </table:table-row>
      </table:table>
      <text:p text:style-name="P41"><text:span text:style-name="T12"/></text:p>
      <text:p text:style-name="P42"><text:span text:style-name="T12"><text:s text:c="8"/>seapp_context_lookup 是完成从 seapp_context 文件内容映射到具体对应为哪个 Domain的关键函数。</text:span><text:span text:style-name="T14">SEAndroid 中,不同应用程序将根据它们的签名信息得到对应的 SContext</text:span><text:span text:style-name="T12">。</text:span></text:p>
      <text:p text:style-name="P42"><text:span text:style-name="T12"/></text:p>
      <text:p text:style-name="P43">2<text:span text:style-name="T31">.2 App data 目录的 TT</text:span></text:p>
      <text:p text:style-name="P91"><text:s text:c="8"/>还是在 PackageManagerService 的 scanPackageLI 函数中</text:p>
      <text:p text:style-name="P91">[--&gt;PackageManagerService.java:: scanPackageLI]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41">int ret = createDataDirsLI(pkgName, pkg.applicationInfo.uid,pkg.applicationInfo.seinfo);</text:p>
          </table:table-cell>
        </table:table-row>
      </table:table>
      <text:p text:style-name="P92"/>
      <text:p text:style-name="P92">createDataDirsLI 最终会调用 installd 实现的函数:</text:p>
      <text:p text:style-name="P92">[--&gt;installd/commands.c::install]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42">//内部调用 selinux_android_setfilecon2,它和上文的 selinux_android_setcontext</text:p>
            <text:p text:style-name="P142">//几乎一样。最终它将设置 pkgdir 的 SContext。注意,它主要根据 seapp_context 文件中的</text:p>
            <text:p text:style-name="P142">//type 字段来确定最终的 Type 值。</text:p>
            <text:p text:style-name="P142">if (selinux_android_setfilecon2(pkgdir, pkgname, seinfo, uid) &lt; 0) {</text:p>
            <text:p text:style-name="P142"><text:s text:c="4"/>......</text:p>
            <text:p text:style-name="P142">}</text:p>
          </table:table-cell>
        </table:table-row>
      </table:table>
      <text:p text:style-name="P93"/>
      <text:p text:style-name="P93">/system/bin/ls -Z /data/data 目录下的结果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33"/>
          </table:table-cell>
        </table:table-row>
      </table:table>
      <text:p text:style-name="P93"/>
      <text:p text:style-name="P42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23:05:05.308913352</meta:creation-date>
    <meta:generator>LibreOffice/5.0.2.2$Linux_X86_64 LibreOffice_project/00m0$Build-2</meta:generator>
    <dc:date>2015-11-25T02:43:25.504505102</dc:date>
    <meta:editing-duration>PT3H37M24S</meta:editing-duration>
    <meta:editing-cycles>117</meta:editing-cycles>
    <meta:document-statistic meta:table-count="42" meta:image-count="0" meta:object-count="0" meta:page-count="13" meta:paragraph-count="592" meta:word-count="7821" meta:character-count="25670" meta:non-whitespace-character-count="22168"/>
  </office:meta>
</office:document-meta>
</file>